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ehmatrix" table:style-name="ta1">
        <table:shapes>
          <draw:frame draw:z-index="0" draw:style-name="gr1" draw:text-style-name="P1" svg:width="15.999cm" svg:height="8.999cm" svg:x="3.819cm" svg:y="153.177cm">
            <draw:object draw:notify-on-update-of-ranges="drehmatrix.A1:drehmatrix.A360 drehmatrix.B1:drehmatrix.B3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48" calcext:value-type="float">
            <text:p>0,999848</text:p>
          </table:table-cell>
          <table:table-cell office:value-type="float" office:value="0.017452" calcext:value-type="float">
            <text:p>0,017452</text:p>
          </table:table-cell>
        </table:table-row>
        <table:table-row table:style-name="ro1">
          <table:table-cell office:value-type="float" office:value="0.999391" calcext:value-type="float">
            <text:p>0,999391</text:p>
          </table:table-cell>
          <table:table-cell office:value-type="float" office:value="0.034899" calcext:value-type="float">
            <text:p>0,034899</text:p>
          </table:table-cell>
        </table:table-row>
        <table:table-row table:style-name="ro1">
          <table:table-cell office:value-type="float" office:value="0.99863" calcext:value-type="float">
            <text:p>0,99863</text:p>
          </table:table-cell>
          <table:table-cell office:value-type="float" office:value="0.052336" calcext:value-type="float">
            <text:p>0,052336</text:p>
          </table:table-cell>
        </table:table-row>
        <table:table-row table:style-name="ro1">
          <table:table-cell office:value-type="float" office:value="0.997564" calcext:value-type="float">
            <text:p>0,997564</text:p>
          </table:table-cell>
          <table:table-cell office:value-type="float" office:value="0.069756" calcext:value-type="float">
            <text:p>0,069756</text:p>
          </table:table-cell>
        </table:table-row>
        <table:table-row table:style-name="ro1">
          <table:table-cell office:value-type="float" office:value="0.996195" calcext:value-type="float">
            <text:p>0,996195</text:p>
          </table:table-cell>
          <table:table-cell office:value-type="float" office:value="0.087156" calcext:value-type="float">
            <text:p>0,087156</text:p>
          </table:table-cell>
        </table:table-row>
        <table:table-row table:style-name="ro1">
          <table:table-cell office:value-type="float" office:value="0.994522" calcext:value-type="float">
            <text:p>0,994522</text:p>
          </table:table-cell>
          <table:table-cell office:value-type="float" office:value="0.104528" calcext:value-type="float">
            <text:p>0,104528</text:p>
          </table:table-cell>
        </table:table-row>
        <table:table-row table:style-name="ro1">
          <table:table-cell office:value-type="float" office:value="0.992546" calcext:value-type="float">
            <text:p>0,992546</text:p>
          </table:table-cell>
          <table:table-cell office:value-type="float" office:value="0.121869" calcext:value-type="float">
            <text:p>0,121869</text:p>
          </table:table-cell>
        </table:table-row>
        <table:table-row table:style-name="ro1">
          <table:table-cell office:value-type="float" office:value="0.990268" calcext:value-type="float">
            <text:p>0,990268</text:p>
          </table:table-cell>
          <table:table-cell office:value-type="float" office:value="0.139173" calcext:value-type="float">
            <text:p>0,139173</text:p>
          </table:table-cell>
        </table:table-row>
        <table:table-row table:style-name="ro1">
          <table:table-cell office:value-type="float" office:value="0.987688" calcext:value-type="float">
            <text:p>0,987688</text:p>
          </table:table-cell>
          <table:table-cell office:value-type="float" office:value="0.156434" calcext:value-type="float">
            <text:p>0,156434</text:p>
          </table:table-cell>
        </table:table-row>
        <table:table-row table:style-name="ro1">
          <table:table-cell office:value-type="float" office:value="0.984808" calcext:value-type="float">
            <text:p>0,984808</text:p>
          </table:table-cell>
          <table:table-cell office:value-type="float" office:value="0.173648" calcext:value-type="float">
            <text:p>0,173648</text:p>
          </table:table-cell>
        </table:table-row>
        <table:table-row table:style-name="ro1">
          <table:table-cell office:value-type="float" office:value="0.981627" calcext:value-type="float">
            <text:p>0,981627</text:p>
          </table:table-cell>
          <table:table-cell office:value-type="float" office:value="0.190809" calcext:value-type="float">
            <text:p>0,190809</text:p>
          </table:table-cell>
        </table:table-row>
        <table:table-row table:style-name="ro1">
          <table:table-cell office:value-type="float" office:value="0.978148" calcext:value-type="float">
            <text:p>0,978148</text:p>
          </table:table-cell>
          <table:table-cell office:value-type="float" office:value="0.207912" calcext:value-type="float">
            <text:p>0,207912</text:p>
          </table:table-cell>
        </table:table-row>
        <table:table-row table:style-name="ro1">
          <table:table-cell office:value-type="float" office:value="0.97437" calcext:value-type="float">
            <text:p>0,97437</text:p>
          </table:table-cell>
          <table:table-cell office:value-type="float" office:value="0.224951" calcext:value-type="float">
            <text:p>0,224951</text:p>
          </table:table-cell>
        </table:table-row>
        <table:table-row table:style-name="ro1">
          <table:table-cell office:value-type="float" office:value="0.970296" calcext:value-type="float">
            <text:p>0,970296</text:p>
          </table:table-cell>
          <table:table-cell office:value-type="float" office:value="0.241922" calcext:value-type="float">
            <text:p>0,241922</text:p>
          </table:table-cell>
        </table:table-row>
        <table:table-row table:style-name="ro1">
          <table:table-cell office:value-type="float" office:value="0.965926" calcext:value-type="float">
            <text:p>0,965926</text:p>
          </table:table-cell>
          <table:table-cell office:value-type="float" office:value="0.258819" calcext:value-type="float">
            <text:p>0,258819</text:p>
          </table:table-cell>
        </table:table-row>
        <table:table-row table:style-name="ro1">
          <table:table-cell office:value-type="float" office:value="0.961262" calcext:value-type="float">
            <text:p>0,961262</text:p>
          </table:table-cell>
          <table:table-cell office:value-type="float" office:value="0.275637" calcext:value-type="float">
            <text:p>0,275637</text:p>
          </table:table-cell>
        </table:table-row>
        <table:table-row table:style-name="ro1">
          <table:table-cell office:value-type="float" office:value="0.956305" calcext:value-type="float">
            <text:p>0,956305</text:p>
          </table:table-cell>
          <table:table-cell office:value-type="float" office:value="0.292372" calcext:value-type="float">
            <text:p>0,292372</text:p>
          </table:table-cell>
        </table:table-row>
        <table:table-row table:style-name="ro1">
          <table:table-cell office:value-type="float" office:value="0.951057" calcext:value-type="float">
            <text:p>0,951057</text:p>
          </table:table-cell>
          <table:table-cell office:value-type="float" office:value="0.309017" calcext:value-type="float">
            <text:p>0,309017</text:p>
          </table:table-cell>
        </table:table-row>
        <table:table-row table:style-name="ro1">
          <table:table-cell office:value-type="float" office:value="0.945519" calcext:value-type="float">
            <text:p>0,945519</text:p>
          </table:table-cell>
          <table:table-cell office:value-type="float" office:value="0.325568" calcext:value-type="float">
            <text:p>0,325568</text:p>
          </table:table-cell>
        </table:table-row>
        <table:table-row table:style-name="ro1">
          <table:table-cell office:value-type="float" office:value="0.939693" calcext:value-type="float">
            <text:p>0,939693</text:p>
          </table:table-cell>
          <table:table-cell office:value-type="float" office:value="0.34202" calcext:value-type="float">
            <text:p>0,34202</text:p>
          </table:table-cell>
        </table:table-row>
        <table:table-row table:style-name="ro1">
          <table:table-cell office:value-type="float" office:value="0.93358" calcext:value-type="float">
            <text:p>0,93358</text:p>
          </table:table-cell>
          <table:table-cell office:value-type="float" office:value="0.358368" calcext:value-type="float">
            <text:p>0,358368</text:p>
          </table:table-cell>
        </table:table-row>
        <table:table-row table:style-name="ro1">
          <table:table-cell office:value-type="float" office:value="0.927184" calcext:value-type="float">
            <text:p>0,927184</text:p>
          </table:table-cell>
          <table:table-cell office:value-type="float" office:value="0.374607" calcext:value-type="float">
            <text:p>0,374607</text:p>
          </table:table-cell>
        </table:table-row>
        <table:table-row table:style-name="ro1">
          <table:table-cell office:value-type="float" office:value="0.920505" calcext:value-type="float">
            <text:p>0,920505</text:p>
          </table:table-cell>
          <table:table-cell office:value-type="float" office:value="0.390731" calcext:value-type="float">
            <text:p>0,390731</text:p>
          </table:table-cell>
        </table:table-row>
        <table:table-row table:style-name="ro1">
          <table:table-cell office:value-type="float" office:value="0.913545" calcext:value-type="float">
            <text:p>0,913545</text:p>
          </table:table-cell>
          <table:table-cell office:value-type="float" office:value="0.406737" calcext:value-type="float">
            <text:p>0,406737</text:p>
          </table:table-cell>
        </table:table-row>
        <table:table-row table:style-name="ro1">
          <table:table-cell office:value-type="float" office:value="0.906308" calcext:value-type="float">
            <text:p>0,906308</text:p>
          </table:table-cell>
          <table:table-cell office:value-type="float" office:value="0.422618" calcext:value-type="float">
            <text:p>0,422618</text:p>
          </table:table-cell>
        </table:table-row>
        <table:table-row table:style-name="ro1">
          <table:table-cell office:value-type="float" office:value="0.898794" calcext:value-type="float">
            <text:p>0,898794</text:p>
          </table:table-cell>
          <table:table-cell office:value-type="float" office:value="0.438371" calcext:value-type="float">
            <text:p>0,438371</text:p>
          </table:table-cell>
        </table:table-row>
        <table:table-row table:style-name="ro1">
          <table:table-cell office:value-type="float" office:value="0.891007" calcext:value-type="float">
            <text:p>0,891007</text:p>
          </table:table-cell>
          <table:table-cell office:value-type="float" office:value="0.45399" calcext:value-type="float">
            <text:p>0,45399</text:p>
          </table:table-cell>
        </table:table-row>
        <table:table-row table:style-name="ro1">
          <table:table-cell office:value-type="float" office:value="0.882948" calcext:value-type="float">
            <text:p>0,882948</text:p>
          </table:table-cell>
          <table:table-cell office:value-type="float" office:value="0.469472" calcext:value-type="float">
            <text:p>0,469472</text:p>
          </table:table-cell>
        </table:table-row>
        <table:table-row table:style-name="ro1">
          <table:table-cell office:value-type="float" office:value="0.87462" calcext:value-type="float">
            <text:p>0,87462</text:p>
          </table:table-cell>
          <table:table-cell office:value-type="float" office:value="0.48481" calcext:value-type="float">
            <text:p>0,48481</text:p>
          </table:table-cell>
        </table:table-row>
        <table:table-row table:style-name="ro1">
          <table:table-cell office:value-type="float" office:value="0.866025" calcext:value-type="float">
            <text:p>0,86602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857167" calcext:value-type="float">
            <text:p>0,857167</text:p>
          </table:table-cell>
          <table:table-cell office:value-type="float" office:value="0.515038" calcext:value-type="float">
            <text:p>0,515038</text:p>
          </table:table-cell>
        </table:table-row>
        <table:table-row table:style-name="ro1">
          <table:table-cell office:value-type="float" office:value="0.848048" calcext:value-type="float">
            <text:p>0,848048</text:p>
          </table:table-cell>
          <table:table-cell office:value-type="float" office:value="0.529919" calcext:value-type="float">
            <text:p>0,529919</text:p>
          </table:table-cell>
        </table:table-row>
        <table:table-row table:style-name="ro1">
          <table:table-cell office:value-type="float" office:value="0.838671" calcext:value-type="float">
            <text:p>0,838671</text:p>
          </table:table-cell>
          <table:table-cell office:value-type="float" office:value="0.544639" calcext:value-type="float">
            <text:p>0,544639</text:p>
          </table:table-cell>
        </table:table-row>
        <table:table-row table:style-name="ro1">
          <table:table-cell office:value-type="float" office:value="0.829038" calcext:value-type="float">
            <text:p>0,829038</text:p>
          </table:table-cell>
          <table:table-cell office:value-type="float" office:value="0.559193" calcext:value-type="float">
            <text:p>0,559193</text:p>
          </table:table-cell>
        </table:table-row>
        <table:table-row table:style-name="ro1">
          <table:table-cell office:value-type="float" office:value="0.819152" calcext:value-type="float">
            <text:p>0,819152</text:p>
          </table:table-cell>
          <table:table-cell office:value-type="float" office:value="0.573576" calcext:value-type="float">
            <text:p>0,573576</text:p>
          </table:table-cell>
        </table:table-row>
        <table:table-row table:style-name="ro1">
          <table:table-cell office:value-type="float" office:value="0.809017" calcext:value-type="float">
            <text:p>0,809017</text:p>
          </table:table-cell>
          <table:table-cell office:value-type="float" office:value="0.587785" calcext:value-type="float">
            <text:p>0,587785</text:p>
          </table:table-cell>
        </table:table-row>
        <table:table-row table:style-name="ro1">
          <table:table-cell office:value-type="float" office:value="0.798636" calcext:value-type="float">
            <text:p>0,798636</text:p>
          </table:table-cell>
          <table:table-cell office:value-type="float" office:value="0.601815" calcext:value-type="float">
            <text:p>0,601815</text:p>
          </table:table-cell>
        </table:table-row>
        <table:table-row table:style-name="ro1">
          <table:table-cell office:value-type="float" office:value="0.788011" calcext:value-type="float">
            <text:p>0,788011</text:p>
          </table:table-cell>
          <table:table-cell office:value-type="float" office:value="0.615661" calcext:value-type="float">
            <text:p>0,615661</text:p>
          </table:table-cell>
        </table:table-row>
        <table:table-row table:style-name="ro1">
          <table:table-cell office:value-type="float" office:value="0.777146" calcext:value-type="float">
            <text:p>0,777146</text:p>
          </table:table-cell>
          <table:table-cell office:value-type="float" office:value="0.62932" calcext:value-type="float">
            <text:p>0,62932</text:p>
          </table:table-cell>
        </table:table-row>
        <table:table-row table:style-name="ro1">
          <table:table-cell office:value-type="float" office:value="0.766044" calcext:value-type="float">
            <text:p>0,766044</text:p>
          </table:table-cell>
          <table:table-cell office:value-type="float" office:value="0.642788" calcext:value-type="float">
            <text:p>0,642788</text:p>
          </table:table-cell>
        </table:table-row>
        <table:table-row table:style-name="ro1">
          <table:table-cell office:value-type="float" office:value="0.75471" calcext:value-type="float">
            <text:p>0,75471</text:p>
          </table:table-cell>
          <table:table-cell office:value-type="float" office:value="0.656059" calcext:value-type="float">
            <text:p>0,656059</text:p>
          </table:table-cell>
        </table:table-row>
        <table:table-row table:style-name="ro1">
          <table:table-cell office:value-type="float" office:value="0.743145" calcext:value-type="float">
            <text:p>0,743145</text:p>
          </table:table-cell>
          <table:table-cell office:value-type="float" office:value="0.669131" calcext:value-type="float">
            <text:p>0,669131</text:p>
          </table:table-cell>
        </table:table-row>
        <table:table-row table:style-name="ro1">
          <table:table-cell office:value-type="float" office:value="0.731354" calcext:value-type="float">
            <text:p>0,731354</text:p>
          </table:table-cell>
          <table:table-cell office:value-type="float" office:value="0.681998" calcext:value-type="float">
            <text:p>0,681998</text:p>
          </table:table-cell>
        </table:table-row>
        <table:table-row table:style-name="ro1">
          <table:table-cell office:value-type="float" office:value="0.71934" calcext:value-type="float">
            <text:p>0,71934</text:p>
          </table:table-cell>
          <table:table-cell office:value-type="float" office:value="0.694658" calcext:value-type="float">
            <text:p>0,694658</text:p>
          </table:table-cell>
        </table:table-row>
        <table:table-row table:style-name="ro1">
          <table:table-cell table:number-columns-repeated="2" office:value-type="float" office:value="0.707107" calcext:value-type="float">
            <text:p>0,707107</text:p>
          </table:table-cell>
        </table:table-row>
        <table:table-row table:style-name="ro1">
          <table:table-cell office:value-type="float" office:value="0.694658" calcext:value-type="float">
            <text:p>0,694658</text:p>
          </table:table-cell>
          <table:table-cell office:value-type="float" office:value="0.71934" calcext:value-type="float">
            <text:p>0,71934</text:p>
          </table:table-cell>
        </table:table-row>
        <table:table-row table:style-name="ro1">
          <table:table-cell office:value-type="float" office:value="0.681998" calcext:value-type="float">
            <text:p>0,681998</text:p>
          </table:table-cell>
          <table:table-cell office:value-type="float" office:value="0.731354" calcext:value-type="float">
            <text:p>0,731354</text:p>
          </table:table-cell>
        </table:table-row>
        <table:table-row table:style-name="ro1">
          <table:table-cell office:value-type="float" office:value="0.669131" calcext:value-type="float">
            <text:p>0,669131</text:p>
          </table:table-cell>
          <table:table-cell office:value-type="float" office:value="0.743145" calcext:value-type="float">
            <text:p>0,743145</text:p>
          </table:table-cell>
        </table:table-row>
        <table:table-row table:style-name="ro1">
          <table:table-cell office:value-type="float" office:value="0.656059" calcext:value-type="float">
            <text:p>0,656059</text:p>
          </table:table-cell>
          <table:table-cell office:value-type="float" office:value="0.75471" calcext:value-type="float">
            <text:p>0,75471</text:p>
          </table:table-cell>
        </table:table-row>
        <table:table-row table:style-name="ro1">
          <table:table-cell office:value-type="float" office:value="0.642788" calcext:value-type="float">
            <text:p>0,642788</text:p>
          </table:table-cell>
          <table:table-cell office:value-type="float" office:value="0.766044" calcext:value-type="float">
            <text:p>0,766044</text:p>
          </table:table-cell>
        </table:table-row>
        <table:table-row table:style-name="ro1">
          <table:table-cell office:value-type="float" office:value="0.62932" calcext:value-type="float">
            <text:p>0,62932</text:p>
          </table:table-cell>
          <table:table-cell office:value-type="float" office:value="0.777146" calcext:value-type="float">
            <text:p>0,777146</text:p>
          </table:table-cell>
        </table:table-row>
        <table:table-row table:style-name="ro1">
          <table:table-cell office:value-type="float" office:value="0.615661" calcext:value-type="float">
            <text:p>0,615661</text:p>
          </table:table-cell>
          <table:table-cell office:value-type="float" office:value="0.788011" calcext:value-type="float">
            <text:p>0,788011</text:p>
          </table:table-cell>
        </table:table-row>
        <table:table-row table:style-name="ro1">
          <table:table-cell office:value-type="float" office:value="0.601815" calcext:value-type="float">
            <text:p>0,601815</text:p>
          </table:table-cell>
          <table:table-cell office:value-type="float" office:value="0.798636" calcext:value-type="float">
            <text:p>0,798636</text:p>
          </table:table-cell>
        </table:table-row>
        <table:table-row table:style-name="ro1">
          <table:table-cell office:value-type="float" office:value="0.587785" calcext:value-type="float">
            <text:p>0,587785</text:p>
          </table:table-cell>
          <table:table-cell office:value-type="float" office:value="0.809017" calcext:value-type="float">
            <text:p>0,809017</text:p>
          </table:table-cell>
        </table:table-row>
        <table:table-row table:style-name="ro1">
          <table:table-cell office:value-type="float" office:value="0.573576" calcext:value-type="float">
            <text:p>0,573576</text:p>
          </table:table-cell>
          <table:table-cell office:value-type="float" office:value="0.819152" calcext:value-type="float">
            <text:p>0,819152</text:p>
          </table:table-cell>
        </table:table-row>
        <table:table-row table:style-name="ro1">
          <table:table-cell office:value-type="float" office:value="0.559193" calcext:value-type="float">
            <text:p>0,559193</text:p>
          </table:table-cell>
          <table:table-cell office:value-type="float" office:value="0.829038" calcext:value-type="float">
            <text:p>0,829038</text:p>
          </table:table-cell>
        </table:table-row>
        <table:table-row table:style-name="ro1">
          <table:table-cell office:value-type="float" office:value="0.544639" calcext:value-type="float">
            <text:p>0,544639</text:p>
          </table:table-cell>
          <table:table-cell office:value-type="float" office:value="0.838671" calcext:value-type="float">
            <text:p>0,838671</text:p>
          </table:table-cell>
        </table:table-row>
        <table:table-row table:style-name="ro1">
          <table:table-cell office:value-type="float" office:value="0.529919" calcext:value-type="float">
            <text:p>0,529919</text:p>
          </table:table-cell>
          <table:table-cell office:value-type="float" office:value="0.848048" calcext:value-type="float">
            <text:p>0,848048</text:p>
          </table:table-cell>
        </table:table-row>
        <table:table-row table:style-name="ro1">
          <table:table-cell office:value-type="float" office:value="0.515038" calcext:value-type="float">
            <text:p>0,515038</text:p>
          </table:table-cell>
          <table:table-cell office:value-type="float" office:value="0.857167" calcext:value-type="float">
            <text:p>0,85716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866025" calcext:value-type="float">
            <text:p>0,866025</text:p>
          </table:table-cell>
        </table:table-row>
        <table:table-row table:style-name="ro1">
          <table:table-cell office:value-type="float" office:value="0.48481" calcext:value-type="float">
            <text:p>0,48481</text:p>
          </table:table-cell>
          <table:table-cell office:value-type="float" office:value="0.87462" calcext:value-type="float">
            <text:p>0,87462</text:p>
          </table:table-cell>
        </table:table-row>
        <table:table-row table:style-name="ro1">
          <table:table-cell office:value-type="float" office:value="0.469472" calcext:value-type="float">
            <text:p>0,469472</text:p>
          </table:table-cell>
          <table:table-cell office:value-type="float" office:value="0.882948" calcext:value-type="float">
            <text:p>0,882948</text:p>
          </table:table-cell>
        </table:table-row>
        <table:table-row table:style-name="ro1">
          <table:table-cell office:value-type="float" office:value="0.45399" calcext:value-type="float">
            <text:p>0,45399</text:p>
          </table:table-cell>
          <table:table-cell office:value-type="float" office:value="0.891007" calcext:value-type="float">
            <text:p>0,891007</text:p>
          </table:table-cell>
        </table:table-row>
        <table:table-row table:style-name="ro1">
          <table:table-cell office:value-type="float" office:value="0.438371" calcext:value-type="float">
            <text:p>0,438371</text:p>
          </table:table-cell>
          <table:table-cell office:value-type="float" office:value="0.898794" calcext:value-type="float">
            <text:p>0,898794</text:p>
          </table:table-cell>
        </table:table-row>
        <table:table-row table:style-name="ro1">
          <table:table-cell office:value-type="float" office:value="0.422618" calcext:value-type="float">
            <text:p>0,422618</text:p>
          </table:table-cell>
          <table:table-cell office:value-type="float" office:value="0.906308" calcext:value-type="float">
            <text:p>0,906308</text:p>
          </table:table-cell>
        </table:table-row>
        <table:table-row table:style-name="ro1">
          <table:table-cell office:value-type="float" office:value="0.406737" calcext:value-type="float">
            <text:p>0,406737</text:p>
          </table:table-cell>
          <table:table-cell office:value-type="float" office:value="0.913545" calcext:value-type="float">
            <text:p>0,913545</text:p>
          </table:table-cell>
        </table:table-row>
        <table:table-row table:style-name="ro1">
          <table:table-cell office:value-type="float" office:value="0.390731" calcext:value-type="float">
            <text:p>0,390731</text:p>
          </table:table-cell>
          <table:table-cell office:value-type="float" office:value="0.920505" calcext:value-type="float">
            <text:p>0,920505</text:p>
          </table:table-cell>
        </table:table-row>
        <table:table-row table:style-name="ro1">
          <table:table-cell office:value-type="float" office:value="0.374607" calcext:value-type="float">
            <text:p>0,374607</text:p>
          </table:table-cell>
          <table:table-cell office:value-type="float" office:value="0.927184" calcext:value-type="float">
            <text:p>0,927184</text:p>
          </table:table-cell>
        </table:table-row>
        <table:table-row table:style-name="ro1">
          <table:table-cell office:value-type="float" office:value="0.358368" calcext:value-type="float">
            <text:p>0,358368</text:p>
          </table:table-cell>
          <table:table-cell office:value-type="float" office:value="0.93358" calcext:value-type="float">
            <text:p>0,93358</text:p>
          </table:table-cell>
        </table:table-row>
        <table:table-row table:style-name="ro1">
          <table:table-cell office:value-type="float" office:value="0.34202" calcext:value-type="float">
            <text:p>0,34202</text:p>
          </table:table-cell>
          <table:table-cell office:value-type="float" office:value="0.939693" calcext:value-type="float">
            <text:p>0,939693</text:p>
          </table:table-cell>
        </table:table-row>
        <table:table-row table:style-name="ro1">
          <table:table-cell office:value-type="float" office:value="0.325568" calcext:value-type="float">
            <text:p>0,325568</text:p>
          </table:table-cell>
          <table:table-cell office:value-type="float" office:value="0.945519" calcext:value-type="float">
            <text:p>0,945519</text:p>
          </table:table-cell>
        </table:table-row>
        <table:table-row table:style-name="ro1">
          <table:table-cell office:value-type="float" office:value="0.309017" calcext:value-type="float">
            <text:p>0,309017</text:p>
          </table:table-cell>
          <table:table-cell office:value-type="float" office:value="0.951057" calcext:value-type="float">
            <text:p>0,951057</text:p>
          </table:table-cell>
        </table:table-row>
        <table:table-row table:style-name="ro1">
          <table:table-cell office:value-type="float" office:value="0.292372" calcext:value-type="float">
            <text:p>0,292372</text:p>
          </table:table-cell>
          <table:table-cell office:value-type="float" office:value="0.956305" calcext:value-type="float">
            <text:p>0,956305</text:p>
          </table:table-cell>
        </table:table-row>
        <table:table-row table:style-name="ro1">
          <table:table-cell office:value-type="float" office:value="0.275637" calcext:value-type="float">
            <text:p>0,275637</text:p>
          </table:table-cell>
          <table:table-cell office:value-type="float" office:value="0.961262" calcext:value-type="float">
            <text:p>0,961262</text:p>
          </table:table-cell>
        </table:table-row>
        <table:table-row table:style-name="ro1">
          <table:table-cell office:value-type="float" office:value="0.258819" calcext:value-type="float">
            <text:p>0,258819</text:p>
          </table:table-cell>
          <table:table-cell office:value-type="float" office:value="0.965926" calcext:value-type="float">
            <text:p>0,965926</text:p>
          </table:table-cell>
        </table:table-row>
        <table:table-row table:style-name="ro1">
          <table:table-cell office:value-type="float" office:value="0.241922" calcext:value-type="float">
            <text:p>0,241922</text:p>
          </table:table-cell>
          <table:table-cell office:value-type="float" office:value="0.970296" calcext:value-type="float">
            <text:p>0,970296</text:p>
          </table:table-cell>
        </table:table-row>
        <table:table-row table:style-name="ro1">
          <table:table-cell office:value-type="float" office:value="0.224951" calcext:value-type="float">
            <text:p>0,224951</text:p>
          </table:table-cell>
          <table:table-cell office:value-type="float" office:value="0.97437" calcext:value-type="float">
            <text:p>0,97437</text:p>
          </table:table-cell>
        </table:table-row>
        <table:table-row table:style-name="ro1">
          <table:table-cell office:value-type="float" office:value="0.207912" calcext:value-type="float">
            <text:p>0,207912</text:p>
          </table:table-cell>
          <table:table-cell office:value-type="float" office:value="0.978148" calcext:value-type="float">
            <text:p>0,978148</text:p>
          </table:table-cell>
        </table:table-row>
        <table:table-row table:style-name="ro1">
          <table:table-cell office:value-type="float" office:value="0.190809" calcext:value-type="float">
            <text:p>0,190809</text:p>
          </table:table-cell>
          <table:table-cell office:value-type="float" office:value="0.981627" calcext:value-type="float">
            <text:p>0,981627</text:p>
          </table:table-cell>
        </table:table-row>
        <table:table-row table:style-name="ro1">
          <table:table-cell office:value-type="float" office:value="0.173648" calcext:value-type="float">
            <text:p>0,173648</text:p>
          </table:table-cell>
          <table:table-cell office:value-type="float" office:value="0.984808" calcext:value-type="float">
            <text:p>0,984808</text:p>
          </table:table-cell>
        </table:table-row>
        <table:table-row table:style-name="ro1">
          <table:table-cell office:value-type="float" office:value="0.156434" calcext:value-type="float">
            <text:p>0,156434</text:p>
          </table:table-cell>
          <table:table-cell office:value-type="float" office:value="0.987688" calcext:value-type="float">
            <text:p>0,987688</text:p>
          </table:table-cell>
        </table:table-row>
        <table:table-row table:style-name="ro1">
          <table:table-cell office:value-type="float" office:value="0.139173" calcext:value-type="float">
            <text:p>0,139173</text:p>
          </table:table-cell>
          <table:table-cell office:value-type="float" office:value="0.990268" calcext:value-type="float">
            <text:p>0,990268</text:p>
          </table:table-cell>
        </table:table-row>
        <table:table-row table:style-name="ro1">
          <table:table-cell office:value-type="float" office:value="0.121869" calcext:value-type="float">
            <text:p>0,121869</text:p>
          </table:table-cell>
          <table:table-cell office:value-type="float" office:value="0.992546" calcext:value-type="float">
            <text:p>0,992546</text:p>
          </table:table-cell>
        </table:table-row>
        <table:table-row table:style-name="ro1">
          <table:table-cell office:value-type="float" office:value="0.104528" calcext:value-type="float">
            <text:p>0,104528</text:p>
          </table:table-cell>
          <table:table-cell office:value-type="float" office:value="0.994522" calcext:value-type="float">
            <text:p>0,994522</text:p>
          </table:table-cell>
        </table:table-row>
        <table:table-row table:style-name="ro1">
          <table:table-cell office:value-type="float" office:value="0.087156" calcext:value-type="float">
            <text:p>0,087156</text:p>
          </table:table-cell>
          <table:table-cell office:value-type="float" office:value="0.996195" calcext:value-type="float">
            <text:p>0,996195</text:p>
          </table:table-cell>
        </table:table-row>
        <table:table-row table:style-name="ro1">
          <table:table-cell office:value-type="float" office:value="0.069756" calcext:value-type="float">
            <text:p>0,069756</text:p>
          </table:table-cell>
          <table:table-cell office:value-type="float" office:value="0.997564" calcext:value-type="float">
            <text:p>0,997564</text:p>
          </table:table-cell>
        </table:table-row>
        <table:table-row table:style-name="ro1">
          <table:table-cell office:value-type="float" office:value="0.052336" calcext:value-type="float">
            <text:p>0,052336</text:p>
          </table:table-cell>
          <table:table-cell office:value-type="float" office:value="0.99863" calcext:value-type="float">
            <text:p>0,99863</text:p>
          </table:table-cell>
        </table:table-row>
        <table:table-row table:style-name="ro1">
          <table:table-cell office:value-type="float" office:value="0.034899" calcext:value-type="float">
            <text:p>0,034899</text:p>
          </table:table-cell>
          <table:table-cell office:value-type="float" office:value="0.999391" calcext:value-type="float">
            <text:p>0,999391</text:p>
          </table:table-cell>
        </table:table-row>
        <table:table-row table:style-name="ro1">
          <table:table-cell office:value-type="float" office:value="0.017452" calcext:value-type="float">
            <text:p>0,017452</text:p>
          </table:table-cell>
          <table:table-cell office:value-type="float" office:value="0.999848" calcext:value-type="float">
            <text:p>0,999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7452" calcext:value-type="float">
            <text:p>-0,017452</text:p>
          </table:table-cell>
          <table:table-cell office:value-type="float" office:value="0.999848" calcext:value-type="float">
            <text:p>0,999848</text:p>
          </table:table-cell>
        </table:table-row>
        <table:table-row table:style-name="ro1">
          <table:table-cell office:value-type="float" office:value="-0.034899" calcext:value-type="float">
            <text:p>-0,034899</text:p>
          </table:table-cell>
          <table:table-cell office:value-type="float" office:value="0.999391" calcext:value-type="float">
            <text:p>0,999391</text:p>
          </table:table-cell>
        </table:table-row>
        <table:table-row table:style-name="ro1">
          <table:table-cell office:value-type="float" office:value="-0.052336" calcext:value-type="float">
            <text:p>-0,052336</text:p>
          </table:table-cell>
          <table:table-cell office:value-type="float" office:value="0.99863" calcext:value-type="float">
            <text:p>0,99863</text:p>
          </table:table-cell>
        </table:table-row>
        <table:table-row table:style-name="ro1">
          <table:table-cell office:value-type="float" office:value="-0.069756" calcext:value-type="float">
            <text:p>-0,069756</text:p>
          </table:table-cell>
          <table:table-cell office:value-type="float" office:value="0.997564" calcext:value-type="float">
            <text:p>0,997564</text:p>
          </table:table-cell>
        </table:table-row>
        <table:table-row table:style-name="ro1">
          <table:table-cell office:value-type="float" office:value="-0.087156" calcext:value-type="float">
            <text:p>-0,087156</text:p>
          </table:table-cell>
          <table:table-cell office:value-type="float" office:value="0.996195" calcext:value-type="float">
            <text:p>0,996195</text:p>
          </table:table-cell>
        </table:table-row>
        <table:table-row table:style-name="ro1">
          <table:table-cell office:value-type="float" office:value="-0.104528" calcext:value-type="float">
            <text:p>-0,104528</text:p>
          </table:table-cell>
          <table:table-cell office:value-type="float" office:value="0.994522" calcext:value-type="float">
            <text:p>0,994522</text:p>
          </table:table-cell>
        </table:table-row>
        <table:table-row table:style-name="ro1">
          <table:table-cell office:value-type="float" office:value="-0.121869" calcext:value-type="float">
            <text:p>-0,121869</text:p>
          </table:table-cell>
          <table:table-cell office:value-type="float" office:value="0.992546" calcext:value-type="float">
            <text:p>0,992546</text:p>
          </table:table-cell>
        </table:table-row>
        <table:table-row table:style-name="ro1">
          <table:table-cell office:value-type="float" office:value="-0.139173" calcext:value-type="float">
            <text:p>-0,139173</text:p>
          </table:table-cell>
          <table:table-cell office:value-type="float" office:value="0.990268" calcext:value-type="float">
            <text:p>0,990268</text:p>
          </table:table-cell>
        </table:table-row>
        <table:table-row table:style-name="ro1">
          <table:table-cell office:value-type="float" office:value="-0.156434" calcext:value-type="float">
            <text:p>-0,156434</text:p>
          </table:table-cell>
          <table:table-cell office:value-type="float" office:value="0.987688" calcext:value-type="float">
            <text:p>0,987688</text:p>
          </table:table-cell>
        </table:table-row>
        <table:table-row table:style-name="ro1">
          <table:table-cell office:value-type="float" office:value="-0.173648" calcext:value-type="float">
            <text:p>-0,173648</text:p>
          </table:table-cell>
          <table:table-cell office:value-type="float" office:value="0.984808" calcext:value-type="float">
            <text:p>0,984808</text:p>
          </table:table-cell>
        </table:table-row>
        <table:table-row table:style-name="ro1">
          <table:table-cell office:value-type="float" office:value="-0.190809" calcext:value-type="float">
            <text:p>-0,190809</text:p>
          </table:table-cell>
          <table:table-cell office:value-type="float" office:value="0.981627" calcext:value-type="float">
            <text:p>0,981627</text:p>
          </table:table-cell>
        </table:table-row>
        <table:table-row table:style-name="ro1">
          <table:table-cell office:value-type="float" office:value="-0.207912" calcext:value-type="float">
            <text:p>-0,207912</text:p>
          </table:table-cell>
          <table:table-cell office:value-type="float" office:value="0.978148" calcext:value-type="float">
            <text:p>0,978148</text:p>
          </table:table-cell>
        </table:table-row>
        <table:table-row table:style-name="ro1">
          <table:table-cell office:value-type="float" office:value="-0.224951" calcext:value-type="float">
            <text:p>-0,224951</text:p>
          </table:table-cell>
          <table:table-cell office:value-type="float" office:value="0.97437" calcext:value-type="float">
            <text:p>0,97437</text:p>
          </table:table-cell>
        </table:table-row>
        <table:table-row table:style-name="ro1">
          <table:table-cell office:value-type="float" office:value="-0.241922" calcext:value-type="float">
            <text:p>-0,241922</text:p>
          </table:table-cell>
          <table:table-cell office:value-type="float" office:value="0.970296" calcext:value-type="float">
            <text:p>0,970296</text:p>
          </table:table-cell>
        </table:table-row>
        <table:table-row table:style-name="ro1">
          <table:table-cell office:value-type="float" office:value="-0.258819" calcext:value-type="float">
            <text:p>-0,258819</text:p>
          </table:table-cell>
          <table:table-cell office:value-type="float" office:value="0.965926" calcext:value-type="float">
            <text:p>0,965926</text:p>
          </table:table-cell>
        </table:table-row>
        <table:table-row table:style-name="ro1">
          <table:table-cell office:value-type="float" office:value="-0.275637" calcext:value-type="float">
            <text:p>-0,275637</text:p>
          </table:table-cell>
          <table:table-cell office:value-type="float" office:value="0.961262" calcext:value-type="float">
            <text:p>0,961262</text:p>
          </table:table-cell>
        </table:table-row>
        <table:table-row table:style-name="ro1">
          <table:table-cell office:value-type="float" office:value="-0.292372" calcext:value-type="float">
            <text:p>-0,292372</text:p>
          </table:table-cell>
          <table:table-cell office:value-type="float" office:value="0.956305" calcext:value-type="float">
            <text:p>0,956305</text:p>
          </table:table-cell>
        </table:table-row>
        <table:table-row table:style-name="ro1">
          <table:table-cell office:value-type="float" office:value="-0.309017" calcext:value-type="float">
            <text:p>-0,309017</text:p>
          </table:table-cell>
          <table:table-cell office:value-type="float" office:value="0.951057" calcext:value-type="float">
            <text:p>0,951057</text:p>
          </table:table-cell>
        </table:table-row>
        <table:table-row table:style-name="ro1">
          <table:table-cell office:value-type="float" office:value="-0.325568" calcext:value-type="float">
            <text:p>-0,325568</text:p>
          </table:table-cell>
          <table:table-cell office:value-type="float" office:value="0.945519" calcext:value-type="float">
            <text:p>0,945519</text:p>
          </table:table-cell>
        </table:table-row>
        <table:table-row table:style-name="ro1">
          <table:table-cell office:value-type="float" office:value="-0.34202" calcext:value-type="float">
            <text:p>-0,34202</text:p>
          </table:table-cell>
          <table:table-cell office:value-type="float" office:value="0.939693" calcext:value-type="float">
            <text:p>0,939693</text:p>
          </table:table-cell>
        </table:table-row>
        <table:table-row table:style-name="ro1">
          <table:table-cell office:value-type="float" office:value="-0.358368" calcext:value-type="float">
            <text:p>-0,358368</text:p>
          </table:table-cell>
          <table:table-cell office:value-type="float" office:value="0.93358" calcext:value-type="float">
            <text:p>0,93358</text:p>
          </table:table-cell>
        </table:table-row>
        <table:table-row table:style-name="ro1">
          <table:table-cell office:value-type="float" office:value="-0.374607" calcext:value-type="float">
            <text:p>-0,374607</text:p>
          </table:table-cell>
          <table:table-cell office:value-type="float" office:value="0.927184" calcext:value-type="float">
            <text:p>0,927184</text:p>
          </table:table-cell>
        </table:table-row>
        <table:table-row table:style-name="ro1">
          <table:table-cell office:value-type="float" office:value="-0.390731" calcext:value-type="float">
            <text:p>-0,390731</text:p>
          </table:table-cell>
          <table:table-cell office:value-type="float" office:value="0.920505" calcext:value-type="float">
            <text:p>0,920505</text:p>
          </table:table-cell>
        </table:table-row>
        <table:table-row table:style-name="ro1">
          <table:table-cell office:value-type="float" office:value="-0.406737" calcext:value-type="float">
            <text:p>-0,406737</text:p>
          </table:table-cell>
          <table:table-cell office:value-type="float" office:value="0.913545" calcext:value-type="float">
            <text:p>0,913545</text:p>
          </table:table-cell>
        </table:table-row>
        <table:table-row table:style-name="ro1">
          <table:table-cell office:value-type="float" office:value="-0.422618" calcext:value-type="float">
            <text:p>-0,422618</text:p>
          </table:table-cell>
          <table:table-cell office:value-type="float" office:value="0.906308" calcext:value-type="float">
            <text:p>0,906308</text:p>
          </table:table-cell>
        </table:table-row>
        <table:table-row table:style-name="ro1">
          <table:table-cell office:value-type="float" office:value="-0.438371" calcext:value-type="float">
            <text:p>-0,438371</text:p>
          </table:table-cell>
          <table:table-cell office:value-type="float" office:value="0.898794" calcext:value-type="float">
            <text:p>0,898794</text:p>
          </table:table-cell>
        </table:table-row>
        <table:table-row table:style-name="ro1">
          <table:table-cell office:value-type="float" office:value="-0.45399" calcext:value-type="float">
            <text:p>-0,45399</text:p>
          </table:table-cell>
          <table:table-cell office:value-type="float" office:value="0.891007" calcext:value-type="float">
            <text:p>0,891007</text:p>
          </table:table-cell>
        </table:table-row>
        <table:table-row table:style-name="ro1">
          <table:table-cell office:value-type="float" office:value="-0.469472" calcext:value-type="float">
            <text:p>-0,469472</text:p>
          </table:table-cell>
          <table:table-cell office:value-type="float" office:value="0.882948" calcext:value-type="float">
            <text:p>0,882948</text:p>
          </table:table-cell>
        </table:table-row>
        <table:table-row table:style-name="ro1">
          <table:table-cell office:value-type="float" office:value="-0.48481" calcext:value-type="float">
            <text:p>-0,48481</text:p>
          </table:table-cell>
          <table:table-cell office:value-type="float" office:value="0.87462" calcext:value-type="float">
            <text:p>0,87462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0.866025" calcext:value-type="float">
            <text:p>0,866025</text:p>
          </table:table-cell>
        </table:table-row>
        <table:table-row table:style-name="ro1">
          <table:table-cell office:value-type="float" office:value="-0.515038" calcext:value-type="float">
            <text:p>-0,515038</text:p>
          </table:table-cell>
          <table:table-cell office:value-type="float" office:value="0.857167" calcext:value-type="float">
            <text:p>0,857167</text:p>
          </table:table-cell>
        </table:table-row>
        <table:table-row table:style-name="ro1">
          <table:table-cell office:value-type="float" office:value="-0.529919" calcext:value-type="float">
            <text:p>-0,529919</text:p>
          </table:table-cell>
          <table:table-cell office:value-type="float" office:value="0.848048" calcext:value-type="float">
            <text:p>0,848048</text:p>
          </table:table-cell>
        </table:table-row>
        <table:table-row table:style-name="ro1">
          <table:table-cell office:value-type="float" office:value="-0.544639" calcext:value-type="float">
            <text:p>-0,544639</text:p>
          </table:table-cell>
          <table:table-cell office:value-type="float" office:value="0.838671" calcext:value-type="float">
            <text:p>0,838671</text:p>
          </table:table-cell>
        </table:table-row>
        <table:table-row table:style-name="ro1">
          <table:table-cell office:value-type="float" office:value="-0.559193" calcext:value-type="float">
            <text:p>-0,559193</text:p>
          </table:table-cell>
          <table:table-cell office:value-type="float" office:value="0.829038" calcext:value-type="float">
            <text:p>0,829038</text:p>
          </table:table-cell>
        </table:table-row>
        <table:table-row table:style-name="ro1">
          <table:table-cell office:value-type="float" office:value="-0.573576" calcext:value-type="float">
            <text:p>-0,573576</text:p>
          </table:table-cell>
          <table:table-cell office:value-type="float" office:value="0.819152" calcext:value-type="float">
            <text:p>0,819152</text:p>
          </table:table-cell>
        </table:table-row>
        <table:table-row table:style-name="ro1">
          <table:table-cell office:value-type="float" office:value="-0.587785" calcext:value-type="float">
            <text:p>-0,587785</text:p>
          </table:table-cell>
          <table:table-cell office:value-type="float" office:value="0.809017" calcext:value-type="float">
            <text:p>0,809017</text:p>
          </table:table-cell>
        </table:table-row>
        <table:table-row table:style-name="ro1">
          <table:table-cell office:value-type="float" office:value="-0.601815" calcext:value-type="float">
            <text:p>-0,601815</text:p>
          </table:table-cell>
          <table:table-cell office:value-type="float" office:value="0.798636" calcext:value-type="float">
            <text:p>0,798636</text:p>
          </table:table-cell>
        </table:table-row>
        <table:table-row table:style-name="ro1">
          <table:table-cell office:value-type="float" office:value="-0.615661" calcext:value-type="float">
            <text:p>-0,615661</text:p>
          </table:table-cell>
          <table:table-cell office:value-type="float" office:value="0.788011" calcext:value-type="float">
            <text:p>0,788011</text:p>
          </table:table-cell>
        </table:table-row>
        <table:table-row table:style-name="ro1">
          <table:table-cell office:value-type="float" office:value="-0.62932" calcext:value-type="float">
            <text:p>-0,62932</text:p>
          </table:table-cell>
          <table:table-cell office:value-type="float" office:value="0.777146" calcext:value-type="float">
            <text:p>0,777146</text:p>
          </table:table-cell>
        </table:table-row>
        <table:table-row table:style-name="ro1">
          <table:table-cell office:value-type="float" office:value="-0.642788" calcext:value-type="float">
            <text:p>-0,642788</text:p>
          </table:table-cell>
          <table:table-cell office:value-type="float" office:value="0.766044" calcext:value-type="float">
            <text:p>0,766044</text:p>
          </table:table-cell>
        </table:table-row>
        <table:table-row table:style-name="ro1">
          <table:table-cell office:value-type="float" office:value="-0.656059" calcext:value-type="float">
            <text:p>-0,656059</text:p>
          </table:table-cell>
          <table:table-cell office:value-type="float" office:value="0.75471" calcext:value-type="float">
            <text:p>0,75471</text:p>
          </table:table-cell>
        </table:table-row>
        <table:table-row table:style-name="ro1">
          <table:table-cell office:value-type="float" office:value="-0.669131" calcext:value-type="float">
            <text:p>-0,669131</text:p>
          </table:table-cell>
          <table:table-cell office:value-type="float" office:value="0.743145" calcext:value-type="float">
            <text:p>0,743145</text:p>
          </table:table-cell>
        </table:table-row>
        <table:table-row table:style-name="ro1">
          <table:table-cell office:value-type="float" office:value="-0.681998" calcext:value-type="float">
            <text:p>-0,681998</text:p>
          </table:table-cell>
          <table:table-cell office:value-type="float" office:value="0.731354" calcext:value-type="float">
            <text:p>0,731354</text:p>
          </table:table-cell>
        </table:table-row>
        <table:table-row table:style-name="ro1">
          <table:table-cell office:value-type="float" office:value="-0.694658" calcext:value-type="float">
            <text:p>-0,694658</text:p>
          </table:table-cell>
          <table:table-cell office:value-type="float" office:value="0.71934" calcext:value-type="float">
            <text:p>0,71934</text:p>
          </table:table-cell>
        </table:table-row>
        <table:table-row table:style-name="ro1">
          <table:table-cell office:value-type="float" office:value="-0.707107" calcext:value-type="float">
            <text:p>-0,707107</text:p>
          </table:table-cell>
          <table:table-cell office:value-type="float" office:value="0.707107" calcext:value-type="float">
            <text:p>0,707107</text:p>
          </table:table-cell>
        </table:table-row>
        <table:table-row table:style-name="ro1">
          <table:table-cell office:value-type="float" office:value="-0.71934" calcext:value-type="float">
            <text:p>-0,71934</text:p>
          </table:table-cell>
          <table:table-cell office:value-type="float" office:value="0.694658" calcext:value-type="float">
            <text:p>0,694658</text:p>
          </table:table-cell>
        </table:table-row>
        <table:table-row table:style-name="ro1">
          <table:table-cell office:value-type="float" office:value="-0.731354" calcext:value-type="float">
            <text:p>-0,731354</text:p>
          </table:table-cell>
          <table:table-cell office:value-type="float" office:value="0.681998" calcext:value-type="float">
            <text:p>0,681998</text:p>
          </table:table-cell>
        </table:table-row>
        <table:table-row table:style-name="ro1">
          <table:table-cell office:value-type="float" office:value="-0.743145" calcext:value-type="float">
            <text:p>-0,743145</text:p>
          </table:table-cell>
          <table:table-cell office:value-type="float" office:value="0.669131" calcext:value-type="float">
            <text:p>0,669131</text:p>
          </table:table-cell>
        </table:table-row>
        <table:table-row table:style-name="ro1">
          <table:table-cell office:value-type="float" office:value="-0.75471" calcext:value-type="float">
            <text:p>-0,75471</text:p>
          </table:table-cell>
          <table:table-cell office:value-type="float" office:value="0.656059" calcext:value-type="float">
            <text:p>0,656059</text:p>
          </table:table-cell>
        </table:table-row>
        <table:table-row table:style-name="ro1">
          <table:table-cell office:value-type="float" office:value="-0.766044" calcext:value-type="float">
            <text:p>-0,766044</text:p>
          </table:table-cell>
          <table:table-cell office:value-type="float" office:value="0.642788" calcext:value-type="float">
            <text:p>0,642788</text:p>
          </table:table-cell>
        </table:table-row>
        <table:table-row table:style-name="ro1">
          <table:table-cell office:value-type="float" office:value="-0.777146" calcext:value-type="float">
            <text:p>-0,777146</text:p>
          </table:table-cell>
          <table:table-cell office:value-type="float" office:value="0.62932" calcext:value-type="float">
            <text:p>0,62932</text:p>
          </table:table-cell>
        </table:table-row>
        <table:table-row table:style-name="ro1">
          <table:table-cell office:value-type="float" office:value="-0.788011" calcext:value-type="float">
            <text:p>-0,788011</text:p>
          </table:table-cell>
          <table:table-cell office:value-type="float" office:value="0.615661" calcext:value-type="float">
            <text:p>0,615661</text:p>
          </table:table-cell>
        </table:table-row>
        <table:table-row table:style-name="ro1">
          <table:table-cell office:value-type="float" office:value="-0.798636" calcext:value-type="float">
            <text:p>-0,798636</text:p>
          </table:table-cell>
          <table:table-cell office:value-type="float" office:value="0.601815" calcext:value-type="float">
            <text:p>0,601815</text:p>
          </table:table-cell>
        </table:table-row>
        <table:table-row table:style-name="ro1">
          <table:table-cell office:value-type="float" office:value="-0.809017" calcext:value-type="float">
            <text:p>-0,809017</text:p>
          </table:table-cell>
          <table:table-cell office:value-type="float" office:value="0.587785" calcext:value-type="float">
            <text:p>0,587785</text:p>
          </table:table-cell>
        </table:table-row>
        <table:table-row table:style-name="ro1">
          <table:table-cell office:value-type="float" office:value="-0.819152" calcext:value-type="float">
            <text:p>-0,819152</text:p>
          </table:table-cell>
          <table:table-cell office:value-type="float" office:value="0.573576" calcext:value-type="float">
            <text:p>0,573576</text:p>
          </table:table-cell>
        </table:table-row>
        <table:table-row table:style-name="ro1">
          <table:table-cell office:value-type="float" office:value="-0.829038" calcext:value-type="float">
            <text:p>-0,829038</text:p>
          </table:table-cell>
          <table:table-cell office:value-type="float" office:value="0.559193" calcext:value-type="float">
            <text:p>0,559193</text:p>
          </table:table-cell>
        </table:table-row>
        <table:table-row table:style-name="ro1">
          <table:table-cell office:value-type="float" office:value="-0.838671" calcext:value-type="float">
            <text:p>-0,838671</text:p>
          </table:table-cell>
          <table:table-cell office:value-type="float" office:value="0.544639" calcext:value-type="float">
            <text:p>0,544639</text:p>
          </table:table-cell>
        </table:table-row>
        <table:table-row table:style-name="ro1">
          <table:table-cell office:value-type="float" office:value="-0.848048" calcext:value-type="float">
            <text:p>-0,848048</text:p>
          </table:table-cell>
          <table:table-cell office:value-type="float" office:value="0.529919" calcext:value-type="float">
            <text:p>0,529919</text:p>
          </table:table-cell>
        </table:table-row>
        <table:table-row table:style-name="ro1">
          <table:table-cell office:value-type="float" office:value="-0.857167" calcext:value-type="float">
            <text:p>-0,857167</text:p>
          </table:table-cell>
          <table:table-cell office:value-type="float" office:value="0.515038" calcext:value-type="float">
            <text:p>0,515038</text:p>
          </table:table-cell>
        </table:table-row>
        <table:table-row table:style-name="ro1">
          <table:table-cell office:value-type="float" office:value="-0.866025" calcext:value-type="float">
            <text:p>-0,86602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-0.87462" calcext:value-type="float">
            <text:p>-0,87462</text:p>
          </table:table-cell>
          <table:table-cell office:value-type="float" office:value="0.48481" calcext:value-type="float">
            <text:p>0,48481</text:p>
          </table:table-cell>
        </table:table-row>
        <table:table-row table:style-name="ro1">
          <table:table-cell office:value-type="float" office:value="-0.882948" calcext:value-type="float">
            <text:p>-0,882948</text:p>
          </table:table-cell>
          <table:table-cell office:value-type="float" office:value="0.469472" calcext:value-type="float">
            <text:p>0,469472</text:p>
          </table:table-cell>
        </table:table-row>
        <table:table-row table:style-name="ro1">
          <table:table-cell office:value-type="float" office:value="-0.891007" calcext:value-type="float">
            <text:p>-0,891007</text:p>
          </table:table-cell>
          <table:table-cell office:value-type="float" office:value="0.45399" calcext:value-type="float">
            <text:p>0,45399</text:p>
          </table:table-cell>
        </table:table-row>
        <table:table-row table:style-name="ro1">
          <table:table-cell office:value-type="float" office:value="-0.898794" calcext:value-type="float">
            <text:p>-0,898794</text:p>
          </table:table-cell>
          <table:table-cell office:value-type="float" office:value="0.438371" calcext:value-type="float">
            <text:p>0,438371</text:p>
          </table:table-cell>
        </table:table-row>
        <table:table-row table:style-name="ro1">
          <table:table-cell office:value-type="float" office:value="-0.906308" calcext:value-type="float">
            <text:p>-0,906308</text:p>
          </table:table-cell>
          <table:table-cell office:value-type="float" office:value="0.422618" calcext:value-type="float">
            <text:p>0,422618</text:p>
          </table:table-cell>
        </table:table-row>
        <table:table-row table:style-name="ro1">
          <table:table-cell office:value-type="float" office:value="-0.913545" calcext:value-type="float">
            <text:p>-0,913545</text:p>
          </table:table-cell>
          <table:table-cell office:value-type="float" office:value="0.406737" calcext:value-type="float">
            <text:p>0,406737</text:p>
          </table:table-cell>
        </table:table-row>
        <table:table-row table:style-name="ro1">
          <table:table-cell office:value-type="float" office:value="-0.920505" calcext:value-type="float">
            <text:p>-0,920505</text:p>
          </table:table-cell>
          <table:table-cell office:value-type="float" office:value="0.390731" calcext:value-type="float">
            <text:p>0,390731</text:p>
          </table:table-cell>
        </table:table-row>
        <table:table-row table:style-name="ro1">
          <table:table-cell office:value-type="float" office:value="-0.927184" calcext:value-type="float">
            <text:p>-0,927184</text:p>
          </table:table-cell>
          <table:table-cell office:value-type="float" office:value="0.374607" calcext:value-type="float">
            <text:p>0,374607</text:p>
          </table:table-cell>
        </table:table-row>
        <table:table-row table:style-name="ro1">
          <table:table-cell office:value-type="float" office:value="-0.93358" calcext:value-type="float">
            <text:p>-0,93358</text:p>
          </table:table-cell>
          <table:table-cell office:value-type="float" office:value="0.358368" calcext:value-type="float">
            <text:p>0,358368</text:p>
          </table:table-cell>
        </table:table-row>
        <table:table-row table:style-name="ro1">
          <table:table-cell office:value-type="float" office:value="-0.939693" calcext:value-type="float">
            <text:p>-0,939693</text:p>
          </table:table-cell>
          <table:table-cell office:value-type="float" office:value="0.34202" calcext:value-type="float">
            <text:p>0,34202</text:p>
          </table:table-cell>
        </table:table-row>
        <table:table-row table:style-name="ro1">
          <table:table-cell office:value-type="float" office:value="-0.945519" calcext:value-type="float">
            <text:p>-0,945519</text:p>
          </table:table-cell>
          <table:table-cell office:value-type="float" office:value="0.325568" calcext:value-type="float">
            <text:p>0,325568</text:p>
          </table:table-cell>
        </table:table-row>
        <table:table-row table:style-name="ro1">
          <table:table-cell office:value-type="float" office:value="-0.951057" calcext:value-type="float">
            <text:p>-0,951057</text:p>
          </table:table-cell>
          <table:table-cell office:value-type="float" office:value="0.309017" calcext:value-type="float">
            <text:p>0,309017</text:p>
          </table:table-cell>
        </table:table-row>
        <table:table-row table:style-name="ro1">
          <table:table-cell office:value-type="float" office:value="-0.956305" calcext:value-type="float">
            <text:p>-0,956305</text:p>
          </table:table-cell>
          <table:table-cell office:value-type="float" office:value="0.292372" calcext:value-type="float">
            <text:p>0,292372</text:p>
          </table:table-cell>
        </table:table-row>
        <table:table-row table:style-name="ro1">
          <table:table-cell office:value-type="float" office:value="-0.961262" calcext:value-type="float">
            <text:p>-0,961262</text:p>
          </table:table-cell>
          <table:table-cell office:value-type="float" office:value="0.275637" calcext:value-type="float">
            <text:p>0,275637</text:p>
          </table:table-cell>
        </table:table-row>
        <table:table-row table:style-name="ro1">
          <table:table-cell office:value-type="float" office:value="-0.965926" calcext:value-type="float">
            <text:p>-0,965926</text:p>
          </table:table-cell>
          <table:table-cell office:value-type="float" office:value="0.258819" calcext:value-type="float">
            <text:p>0,258819</text:p>
          </table:table-cell>
        </table:table-row>
        <table:table-row table:style-name="ro1">
          <table:table-cell office:value-type="float" office:value="-0.970296" calcext:value-type="float">
            <text:p>-0,970296</text:p>
          </table:table-cell>
          <table:table-cell office:value-type="float" office:value="0.241922" calcext:value-type="float">
            <text:p>0,241922</text:p>
          </table:table-cell>
        </table:table-row>
        <table:table-row table:style-name="ro1">
          <table:table-cell office:value-type="float" office:value="-0.97437" calcext:value-type="float">
            <text:p>-0,97437</text:p>
          </table:table-cell>
          <table:table-cell office:value-type="float" office:value="0.224951" calcext:value-type="float">
            <text:p>0,224951</text:p>
          </table:table-cell>
        </table:table-row>
        <table:table-row table:style-name="ro1">
          <table:table-cell office:value-type="float" office:value="-0.978148" calcext:value-type="float">
            <text:p>-0,978148</text:p>
          </table:table-cell>
          <table:table-cell office:value-type="float" office:value="0.207912" calcext:value-type="float">
            <text:p>0,207912</text:p>
          </table:table-cell>
        </table:table-row>
        <table:table-row table:style-name="ro1">
          <table:table-cell office:value-type="float" office:value="-0.981627" calcext:value-type="float">
            <text:p>-0,981627</text:p>
          </table:table-cell>
          <table:table-cell office:value-type="float" office:value="0.190809" calcext:value-type="float">
            <text:p>0,190809</text:p>
          </table:table-cell>
        </table:table-row>
        <table:table-row table:style-name="ro1">
          <table:table-cell office:value-type="float" office:value="-0.984808" calcext:value-type="float">
            <text:p>-0,984808</text:p>
          </table:table-cell>
          <table:table-cell office:value-type="float" office:value="0.173648" calcext:value-type="float">
            <text:p>0,173648</text:p>
          </table:table-cell>
        </table:table-row>
        <table:table-row table:style-name="ro1">
          <table:table-cell office:value-type="float" office:value="-0.987688" calcext:value-type="float">
            <text:p>-0,987688</text:p>
          </table:table-cell>
          <table:table-cell office:value-type="float" office:value="0.156434" calcext:value-type="float">
            <text:p>0,156434</text:p>
          </table:table-cell>
        </table:table-row>
        <table:table-row table:style-name="ro1">
          <table:table-cell office:value-type="float" office:value="-0.990268" calcext:value-type="float">
            <text:p>-0,990268</text:p>
          </table:table-cell>
          <table:table-cell office:value-type="float" office:value="0.139173" calcext:value-type="float">
            <text:p>0,139173</text:p>
          </table:table-cell>
        </table:table-row>
        <table:table-row table:style-name="ro1">
          <table:table-cell office:value-type="float" office:value="-0.992546" calcext:value-type="float">
            <text:p>-0,992546</text:p>
          </table:table-cell>
          <table:table-cell office:value-type="float" office:value="0.121869" calcext:value-type="float">
            <text:p>0,121869</text:p>
          </table:table-cell>
        </table:table-row>
        <table:table-row table:style-name="ro1">
          <table:table-cell office:value-type="float" office:value="-0.994522" calcext:value-type="float">
            <text:p>-0,994522</text:p>
          </table:table-cell>
          <table:table-cell office:value-type="float" office:value="0.104528" calcext:value-type="float">
            <text:p>0,104528</text:p>
          </table:table-cell>
        </table:table-row>
        <table:table-row table:style-name="ro1">
          <table:table-cell office:value-type="float" office:value="-0.996195" calcext:value-type="float">
            <text:p>-0,996195</text:p>
          </table:table-cell>
          <table:table-cell office:value-type="float" office:value="0.087156" calcext:value-type="float">
            <text:p>0,087156</text:p>
          </table:table-cell>
        </table:table-row>
        <table:table-row table:style-name="ro1">
          <table:table-cell office:value-type="float" office:value="-0.997564" calcext:value-type="float">
            <text:p>-0,997564</text:p>
          </table:table-cell>
          <table:table-cell office:value-type="float" office:value="0.069756" calcext:value-type="float">
            <text:p>0,069756</text:p>
          </table:table-cell>
        </table:table-row>
        <table:table-row table:style-name="ro1">
          <table:table-cell office:value-type="float" office:value="-0.99863" calcext:value-type="float">
            <text:p>-0,99863</text:p>
          </table:table-cell>
          <table:table-cell office:value-type="float" office:value="0.052336" calcext:value-type="float">
            <text:p>0,052336</text:p>
          </table:table-cell>
        </table:table-row>
        <table:table-row table:style-name="ro1">
          <table:table-cell office:value-type="float" office:value="-0.999391" calcext:value-type="float">
            <text:p>-0,999391</text:p>
          </table:table-cell>
          <table:table-cell office:value-type="float" office:value="0.034899" calcext:value-type="float">
            <text:p>0,034899</text:p>
          </table:table-cell>
        </table:table-row>
        <table:table-row table:style-name="ro1">
          <table:table-cell office:value-type="float" office:value="-0.999848" calcext:value-type="float">
            <text:p>-0,999848</text:p>
          </table:table-cell>
          <table:table-cell office:value-type="float" office:value="0.017452" calcext:value-type="float">
            <text:p>0,0174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48" calcext:value-type="float">
            <text:p>-0,999848</text:p>
          </table:table-cell>
          <table:table-cell office:value-type="float" office:value="-0.017452" calcext:value-type="float">
            <text:p>-0,017452</text:p>
          </table:table-cell>
        </table:table-row>
        <table:table-row table:style-name="ro1">
          <table:table-cell office:value-type="float" office:value="-0.999391" calcext:value-type="float">
            <text:p>-0,999391</text:p>
          </table:table-cell>
          <table:table-cell office:value-type="float" office:value="-0.034899" calcext:value-type="float">
            <text:p>-0,034899</text:p>
          </table:table-cell>
        </table:table-row>
        <table:table-row table:style-name="ro1">
          <table:table-cell office:value-type="float" office:value="-0.99863" calcext:value-type="float">
            <text:p>-0,99863</text:p>
          </table:table-cell>
          <table:table-cell office:value-type="float" office:value="-0.052336" calcext:value-type="float">
            <text:p>-0,052336</text:p>
          </table:table-cell>
        </table:table-row>
        <table:table-row table:style-name="ro1">
          <table:table-cell office:value-type="float" office:value="-0.997564" calcext:value-type="float">
            <text:p>-0,997564</text:p>
          </table:table-cell>
          <table:table-cell office:value-type="float" office:value="-0.069756" calcext:value-type="float">
            <text:p>-0,069756</text:p>
          </table:table-cell>
        </table:table-row>
        <table:table-row table:style-name="ro1">
          <table:table-cell office:value-type="float" office:value="-0.996195" calcext:value-type="float">
            <text:p>-0,996195</text:p>
          </table:table-cell>
          <table:table-cell office:value-type="float" office:value="-0.087156" calcext:value-type="float">
            <text:p>-0,087156</text:p>
          </table:table-cell>
        </table:table-row>
        <table:table-row table:style-name="ro1">
          <table:table-cell office:value-type="float" office:value="-0.994522" calcext:value-type="float">
            <text:p>-0,994522</text:p>
          </table:table-cell>
          <table:table-cell office:value-type="float" office:value="-0.104528" calcext:value-type="float">
            <text:p>-0,104528</text:p>
          </table:table-cell>
        </table:table-row>
        <table:table-row table:style-name="ro1">
          <table:table-cell office:value-type="float" office:value="-0.992546" calcext:value-type="float">
            <text:p>-0,992546</text:p>
          </table:table-cell>
          <table:table-cell office:value-type="float" office:value="-0.121869" calcext:value-type="float">
            <text:p>-0,121869</text:p>
          </table:table-cell>
        </table:table-row>
        <table:table-row table:style-name="ro1">
          <table:table-cell office:value-type="float" office:value="-0.990268" calcext:value-type="float">
            <text:p>-0,990268</text:p>
          </table:table-cell>
          <table:table-cell office:value-type="float" office:value="-0.139173" calcext:value-type="float">
            <text:p>-0,139173</text:p>
          </table:table-cell>
        </table:table-row>
        <table:table-row table:style-name="ro1">
          <table:table-cell office:value-type="float" office:value="-0.987688" calcext:value-type="float">
            <text:p>-0,987688</text:p>
          </table:table-cell>
          <table:table-cell office:value-type="float" office:value="-0.156434" calcext:value-type="float">
            <text:p>-0,156434</text:p>
          </table:table-cell>
        </table:table-row>
        <table:table-row table:style-name="ro1">
          <table:table-cell office:value-type="float" office:value="-0.984808" calcext:value-type="float">
            <text:p>-0,984808</text:p>
          </table:table-cell>
          <table:table-cell office:value-type="float" office:value="-0.173648" calcext:value-type="float">
            <text:p>-0,173648</text:p>
          </table:table-cell>
        </table:table-row>
        <table:table-row table:style-name="ro1">
          <table:table-cell office:value-type="float" office:value="-0.981627" calcext:value-type="float">
            <text:p>-0,981627</text:p>
          </table:table-cell>
          <table:table-cell office:value-type="float" office:value="-0.190809" calcext:value-type="float">
            <text:p>-0,190809</text:p>
          </table:table-cell>
        </table:table-row>
        <table:table-row table:style-name="ro1">
          <table:table-cell office:value-type="float" office:value="-0.978148" calcext:value-type="float">
            <text:p>-0,978148</text:p>
          </table:table-cell>
          <table:table-cell office:value-type="float" office:value="-0.207912" calcext:value-type="float">
            <text:p>-0,207912</text:p>
          </table:table-cell>
        </table:table-row>
        <table:table-row table:style-name="ro1">
          <table:table-cell office:value-type="float" office:value="-0.97437" calcext:value-type="float">
            <text:p>-0,97437</text:p>
          </table:table-cell>
          <table:table-cell office:value-type="float" office:value="-0.224951" calcext:value-type="float">
            <text:p>-0,224951</text:p>
          </table:table-cell>
        </table:table-row>
        <table:table-row table:style-name="ro1">
          <table:table-cell office:value-type="float" office:value="-0.970296" calcext:value-type="float">
            <text:p>-0,970296</text:p>
          </table:table-cell>
          <table:table-cell office:value-type="float" office:value="-0.241922" calcext:value-type="float">
            <text:p>-0,241922</text:p>
          </table:table-cell>
        </table:table-row>
        <table:table-row table:style-name="ro1">
          <table:table-cell office:value-type="float" office:value="-0.965926" calcext:value-type="float">
            <text:p>-0,965926</text:p>
          </table:table-cell>
          <table:table-cell office:value-type="float" office:value="-0.258819" calcext:value-type="float">
            <text:p>-0,258819</text:p>
          </table:table-cell>
        </table:table-row>
        <table:table-row table:style-name="ro1">
          <table:table-cell office:value-type="float" office:value="-0.961262" calcext:value-type="float">
            <text:p>-0,961262</text:p>
          </table:table-cell>
          <table:table-cell office:value-type="float" office:value="-0.275637" calcext:value-type="float">
            <text:p>-0,275637</text:p>
          </table:table-cell>
        </table:table-row>
        <table:table-row table:style-name="ro1">
          <table:table-cell office:value-type="float" office:value="-0.956305" calcext:value-type="float">
            <text:p>-0,956305</text:p>
          </table:table-cell>
          <table:table-cell office:value-type="float" office:value="-0.292372" calcext:value-type="float">
            <text:p>-0,292372</text:p>
          </table:table-cell>
        </table:table-row>
        <table:table-row table:style-name="ro1">
          <table:table-cell office:value-type="float" office:value="-0.951057" calcext:value-type="float">
            <text:p>-0,951057</text:p>
          </table:table-cell>
          <table:table-cell office:value-type="float" office:value="-0.309017" calcext:value-type="float">
            <text:p>-0,309017</text:p>
          </table:table-cell>
        </table:table-row>
        <table:table-row table:style-name="ro1">
          <table:table-cell office:value-type="float" office:value="-0.945519" calcext:value-type="float">
            <text:p>-0,945519</text:p>
          </table:table-cell>
          <table:table-cell office:value-type="float" office:value="-0.325568" calcext:value-type="float">
            <text:p>-0,325568</text:p>
          </table:table-cell>
        </table:table-row>
        <table:table-row table:style-name="ro1">
          <table:table-cell office:value-type="float" office:value="-0.939693" calcext:value-type="float">
            <text:p>-0,939693</text:p>
          </table:table-cell>
          <table:table-cell office:value-type="float" office:value="-0.34202" calcext:value-type="float">
            <text:p>-0,34202</text:p>
          </table:table-cell>
        </table:table-row>
        <table:table-row table:style-name="ro1">
          <table:table-cell office:value-type="float" office:value="-0.93358" calcext:value-type="float">
            <text:p>-0,93358</text:p>
          </table:table-cell>
          <table:table-cell office:value-type="float" office:value="-0.358368" calcext:value-type="float">
            <text:p>-0,358368</text:p>
          </table:table-cell>
        </table:table-row>
        <table:table-row table:style-name="ro1">
          <table:table-cell office:value-type="float" office:value="-0.927184" calcext:value-type="float">
            <text:p>-0,927184</text:p>
          </table:table-cell>
          <table:table-cell office:value-type="float" office:value="-0.374607" calcext:value-type="float">
            <text:p>-0,374607</text:p>
          </table:table-cell>
        </table:table-row>
        <table:table-row table:style-name="ro1">
          <table:table-cell office:value-type="float" office:value="-0.920505" calcext:value-type="float">
            <text:p>-0,920505</text:p>
          </table:table-cell>
          <table:table-cell office:value-type="float" office:value="-0.390731" calcext:value-type="float">
            <text:p>-0,390731</text:p>
          </table:table-cell>
        </table:table-row>
        <table:table-row table:style-name="ro1">
          <table:table-cell office:value-type="float" office:value="-0.913545" calcext:value-type="float">
            <text:p>-0,913545</text:p>
          </table:table-cell>
          <table:table-cell office:value-type="float" office:value="-0.406737" calcext:value-type="float">
            <text:p>-0,406737</text:p>
          </table:table-cell>
        </table:table-row>
        <table:table-row table:style-name="ro1">
          <table:table-cell office:value-type="float" office:value="-0.906308" calcext:value-type="float">
            <text:p>-0,906308</text:p>
          </table:table-cell>
          <table:table-cell office:value-type="float" office:value="-0.422618" calcext:value-type="float">
            <text:p>-0,422618</text:p>
          </table:table-cell>
        </table:table-row>
        <table:table-row table:style-name="ro1">
          <table:table-cell office:value-type="float" office:value="-0.898794" calcext:value-type="float">
            <text:p>-0,898794</text:p>
          </table:table-cell>
          <table:table-cell office:value-type="float" office:value="-0.438371" calcext:value-type="float">
            <text:p>-0,438371</text:p>
          </table:table-cell>
        </table:table-row>
        <table:table-row table:style-name="ro1">
          <table:table-cell office:value-type="float" office:value="-0.891007" calcext:value-type="float">
            <text:p>-0,891007</text:p>
          </table:table-cell>
          <table:table-cell office:value-type="float" office:value="-0.45399" calcext:value-type="float">
            <text:p>-0,45399</text:p>
          </table:table-cell>
        </table:table-row>
        <table:table-row table:style-name="ro1">
          <table:table-cell office:value-type="float" office:value="-0.882948" calcext:value-type="float">
            <text:p>-0,882948</text:p>
          </table:table-cell>
          <table:table-cell office:value-type="float" office:value="-0.469472" calcext:value-type="float">
            <text:p>-0,469472</text:p>
          </table:table-cell>
        </table:table-row>
        <table:table-row table:style-name="ro1">
          <table:table-cell office:value-type="float" office:value="-0.87462" calcext:value-type="float">
            <text:p>-0,87462</text:p>
          </table:table-cell>
          <table:table-cell office:value-type="float" office:value="-0.48481" calcext:value-type="float">
            <text:p>-0,48481</text:p>
          </table:table-cell>
        </table:table-row>
        <table:table-row table:style-name="ro1">
          <table:table-cell office:value-type="float" office:value="-0.866025" calcext:value-type="float">
            <text:p>-0,86602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-0.857167" calcext:value-type="float">
            <text:p>-0,857167</text:p>
          </table:table-cell>
          <table:table-cell office:value-type="float" office:value="-0.515038" calcext:value-type="float">
            <text:p>-0,515038</text:p>
          </table:table-cell>
        </table:table-row>
        <table:table-row table:style-name="ro1">
          <table:table-cell office:value-type="float" office:value="-0.848048" calcext:value-type="float">
            <text:p>-0,848048</text:p>
          </table:table-cell>
          <table:table-cell office:value-type="float" office:value="-0.529919" calcext:value-type="float">
            <text:p>-0,529919</text:p>
          </table:table-cell>
        </table:table-row>
        <table:table-row table:style-name="ro1">
          <table:table-cell office:value-type="float" office:value="-0.838671" calcext:value-type="float">
            <text:p>-0,838671</text:p>
          </table:table-cell>
          <table:table-cell office:value-type="float" office:value="-0.544639" calcext:value-type="float">
            <text:p>-0,544639</text:p>
          </table:table-cell>
        </table:table-row>
        <table:table-row table:style-name="ro1">
          <table:table-cell office:value-type="float" office:value="-0.829038" calcext:value-type="float">
            <text:p>-0,829038</text:p>
          </table:table-cell>
          <table:table-cell office:value-type="float" office:value="-0.559193" calcext:value-type="float">
            <text:p>-0,559193</text:p>
          </table:table-cell>
        </table:table-row>
        <table:table-row table:style-name="ro1">
          <table:table-cell office:value-type="float" office:value="-0.819152" calcext:value-type="float">
            <text:p>-0,819152</text:p>
          </table:table-cell>
          <table:table-cell office:value-type="float" office:value="-0.573576" calcext:value-type="float">
            <text:p>-0,573576</text:p>
          </table:table-cell>
        </table:table-row>
        <table:table-row table:style-name="ro1">
          <table:table-cell office:value-type="float" office:value="-0.809017" calcext:value-type="float">
            <text:p>-0,809017</text:p>
          </table:table-cell>
          <table:table-cell office:value-type="float" office:value="-0.587785" calcext:value-type="float">
            <text:p>-0,587785</text:p>
          </table:table-cell>
        </table:table-row>
        <table:table-row table:style-name="ro1">
          <table:table-cell office:value-type="float" office:value="-0.798636" calcext:value-type="float">
            <text:p>-0,798636</text:p>
          </table:table-cell>
          <table:table-cell office:value-type="float" office:value="-0.601815" calcext:value-type="float">
            <text:p>-0,601815</text:p>
          </table:table-cell>
        </table:table-row>
        <table:table-row table:style-name="ro1">
          <table:table-cell office:value-type="float" office:value="-0.788011" calcext:value-type="float">
            <text:p>-0,788011</text:p>
          </table:table-cell>
          <table:table-cell office:value-type="float" office:value="-0.615661" calcext:value-type="float">
            <text:p>-0,615661</text:p>
          </table:table-cell>
        </table:table-row>
        <table:table-row table:style-name="ro1">
          <table:table-cell office:value-type="float" office:value="-0.777146" calcext:value-type="float">
            <text:p>-0,777146</text:p>
          </table:table-cell>
          <table:table-cell office:value-type="float" office:value="-0.62932" calcext:value-type="float">
            <text:p>-0,62932</text:p>
          </table:table-cell>
        </table:table-row>
        <table:table-row table:style-name="ro1">
          <table:table-cell office:value-type="float" office:value="-0.766044" calcext:value-type="float">
            <text:p>-0,766044</text:p>
          </table:table-cell>
          <table:table-cell office:value-type="float" office:value="-0.642788" calcext:value-type="float">
            <text:p>-0,642788</text:p>
          </table:table-cell>
        </table:table-row>
        <table:table-row table:style-name="ro1">
          <table:table-cell office:value-type="float" office:value="-0.75471" calcext:value-type="float">
            <text:p>-0,75471</text:p>
          </table:table-cell>
          <table:table-cell office:value-type="float" office:value="-0.656059" calcext:value-type="float">
            <text:p>-0,656059</text:p>
          </table:table-cell>
        </table:table-row>
        <table:table-row table:style-name="ro1">
          <table:table-cell office:value-type="float" office:value="-0.743145" calcext:value-type="float">
            <text:p>-0,743145</text:p>
          </table:table-cell>
          <table:table-cell office:value-type="float" office:value="-0.669131" calcext:value-type="float">
            <text:p>-0,669131</text:p>
          </table:table-cell>
        </table:table-row>
        <table:table-row table:style-name="ro1">
          <table:table-cell office:value-type="float" office:value="-0.731354" calcext:value-type="float">
            <text:p>-0,731354</text:p>
          </table:table-cell>
          <table:table-cell office:value-type="float" office:value="-0.681998" calcext:value-type="float">
            <text:p>-0,681998</text:p>
          </table:table-cell>
        </table:table-row>
        <table:table-row table:style-name="ro1">
          <table:table-cell office:value-type="float" office:value="-0.71934" calcext:value-type="float">
            <text:p>-0,71934</text:p>
          </table:table-cell>
          <table:table-cell office:value-type="float" office:value="-0.694658" calcext:value-type="float">
            <text:p>-0,694658</text:p>
          </table:table-cell>
        </table:table-row>
        <table:table-row table:style-name="ro1">
          <table:table-cell table:number-columns-repeated="2" office:value-type="float" office:value="-0.707107" calcext:value-type="float">
            <text:p>-0,707107</text:p>
          </table:table-cell>
        </table:table-row>
        <table:table-row table:style-name="ro1">
          <table:table-cell office:value-type="float" office:value="-0.694658" calcext:value-type="float">
            <text:p>-0,694658</text:p>
          </table:table-cell>
          <table:table-cell office:value-type="float" office:value="-0.71934" calcext:value-type="float">
            <text:p>-0,71934</text:p>
          </table:table-cell>
        </table:table-row>
        <table:table-row table:style-name="ro1">
          <table:table-cell office:value-type="float" office:value="-0.681998" calcext:value-type="float">
            <text:p>-0,681998</text:p>
          </table:table-cell>
          <table:table-cell office:value-type="float" office:value="-0.731354" calcext:value-type="float">
            <text:p>-0,731354</text:p>
          </table:table-cell>
        </table:table-row>
        <table:table-row table:style-name="ro1">
          <table:table-cell office:value-type="float" office:value="-0.669131" calcext:value-type="float">
            <text:p>-0,669131</text:p>
          </table:table-cell>
          <table:table-cell office:value-type="float" office:value="-0.743145" calcext:value-type="float">
            <text:p>-0,743145</text:p>
          </table:table-cell>
        </table:table-row>
        <table:table-row table:style-name="ro1">
          <table:table-cell office:value-type="float" office:value="-0.656059" calcext:value-type="float">
            <text:p>-0,656059</text:p>
          </table:table-cell>
          <table:table-cell office:value-type="float" office:value="-0.75471" calcext:value-type="float">
            <text:p>-0,75471</text:p>
          </table:table-cell>
        </table:table-row>
        <table:table-row table:style-name="ro1">
          <table:table-cell office:value-type="float" office:value="-0.642788" calcext:value-type="float">
            <text:p>-0,642788</text:p>
          </table:table-cell>
          <table:table-cell office:value-type="float" office:value="-0.766044" calcext:value-type="float">
            <text:p>-0,766044</text:p>
          </table:table-cell>
        </table:table-row>
        <table:table-row table:style-name="ro1">
          <table:table-cell office:value-type="float" office:value="-0.62932" calcext:value-type="float">
            <text:p>-0,62932</text:p>
          </table:table-cell>
          <table:table-cell office:value-type="float" office:value="-0.777146" calcext:value-type="float">
            <text:p>-0,777146</text:p>
          </table:table-cell>
        </table:table-row>
        <table:table-row table:style-name="ro1">
          <table:table-cell office:value-type="float" office:value="-0.615661" calcext:value-type="float">
            <text:p>-0,615661</text:p>
          </table:table-cell>
          <table:table-cell office:value-type="float" office:value="-0.788011" calcext:value-type="float">
            <text:p>-0,788011</text:p>
          </table:table-cell>
        </table:table-row>
        <table:table-row table:style-name="ro1">
          <table:table-cell office:value-type="float" office:value="-0.601815" calcext:value-type="float">
            <text:p>-0,601815</text:p>
          </table:table-cell>
          <table:table-cell office:value-type="float" office:value="-0.798636" calcext:value-type="float">
            <text:p>-0,798636</text:p>
          </table:table-cell>
        </table:table-row>
        <table:table-row table:style-name="ro1">
          <table:table-cell office:value-type="float" office:value="-0.587785" calcext:value-type="float">
            <text:p>-0,587785</text:p>
          </table:table-cell>
          <table:table-cell office:value-type="float" office:value="-0.809017" calcext:value-type="float">
            <text:p>-0,809017</text:p>
          </table:table-cell>
        </table:table-row>
        <table:table-row table:style-name="ro1">
          <table:table-cell office:value-type="float" office:value="-0.573576" calcext:value-type="float">
            <text:p>-0,573576</text:p>
          </table:table-cell>
          <table:table-cell office:value-type="float" office:value="-0.819152" calcext:value-type="float">
            <text:p>-0,819152</text:p>
          </table:table-cell>
        </table:table-row>
        <table:table-row table:style-name="ro1">
          <table:table-cell office:value-type="float" office:value="-0.559193" calcext:value-type="float">
            <text:p>-0,559193</text:p>
          </table:table-cell>
          <table:table-cell office:value-type="float" office:value="-0.829038" calcext:value-type="float">
            <text:p>-0,829038</text:p>
          </table:table-cell>
        </table:table-row>
        <table:table-row table:style-name="ro1">
          <table:table-cell office:value-type="float" office:value="-0.544639" calcext:value-type="float">
            <text:p>-0,544639</text:p>
          </table:table-cell>
          <table:table-cell office:value-type="float" office:value="-0.838671" calcext:value-type="float">
            <text:p>-0,838671</text:p>
          </table:table-cell>
        </table:table-row>
        <table:table-row table:style-name="ro1">
          <table:table-cell office:value-type="float" office:value="-0.529919" calcext:value-type="float">
            <text:p>-0,529919</text:p>
          </table:table-cell>
          <table:table-cell office:value-type="float" office:value="-0.848048" calcext:value-type="float">
            <text:p>-0,848048</text:p>
          </table:table-cell>
        </table:table-row>
        <table:table-row table:style-name="ro1">
          <table:table-cell office:value-type="float" office:value="-0.515038" calcext:value-type="float">
            <text:p>-0,515038</text:p>
          </table:table-cell>
          <table:table-cell office:value-type="float" office:value="-0.857167" calcext:value-type="float">
            <text:p>-0,85716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0.866025" calcext:value-type="float">
            <text:p>-0,866025</text:p>
          </table:table-cell>
        </table:table-row>
        <table:table-row table:style-name="ro1">
          <table:table-cell office:value-type="float" office:value="-0.48481" calcext:value-type="float">
            <text:p>-0,48481</text:p>
          </table:table-cell>
          <table:table-cell office:value-type="float" office:value="-0.87462" calcext:value-type="float">
            <text:p>-0,87462</text:p>
          </table:table-cell>
        </table:table-row>
        <table:table-row table:style-name="ro1">
          <table:table-cell office:value-type="float" office:value="-0.469472" calcext:value-type="float">
            <text:p>-0,469472</text:p>
          </table:table-cell>
          <table:table-cell office:value-type="float" office:value="-0.882948" calcext:value-type="float">
            <text:p>-0,882948</text:p>
          </table:table-cell>
        </table:table-row>
        <table:table-row table:style-name="ro1">
          <table:table-cell office:value-type="float" office:value="-0.45399" calcext:value-type="float">
            <text:p>-0,45399</text:p>
          </table:table-cell>
          <table:table-cell office:value-type="float" office:value="-0.891007" calcext:value-type="float">
            <text:p>-0,891007</text:p>
          </table:table-cell>
        </table:table-row>
        <table:table-row table:style-name="ro1">
          <table:table-cell office:value-type="float" office:value="-0.438371" calcext:value-type="float">
            <text:p>-0,438371</text:p>
          </table:table-cell>
          <table:table-cell office:value-type="float" office:value="-0.898794" calcext:value-type="float">
            <text:p>-0,898794</text:p>
          </table:table-cell>
        </table:table-row>
        <table:table-row table:style-name="ro1">
          <table:table-cell office:value-type="float" office:value="-0.422618" calcext:value-type="float">
            <text:p>-0,422618</text:p>
          </table:table-cell>
          <table:table-cell office:value-type="float" office:value="-0.906308" calcext:value-type="float">
            <text:p>-0,906308</text:p>
          </table:table-cell>
        </table:table-row>
        <table:table-row table:style-name="ro1">
          <table:table-cell office:value-type="float" office:value="-0.406737" calcext:value-type="float">
            <text:p>-0,406737</text:p>
          </table:table-cell>
          <table:table-cell office:value-type="float" office:value="-0.913545" calcext:value-type="float">
            <text:p>-0,913545</text:p>
          </table:table-cell>
        </table:table-row>
        <table:table-row table:style-name="ro1">
          <table:table-cell office:value-type="float" office:value="-0.390731" calcext:value-type="float">
            <text:p>-0,390731</text:p>
          </table:table-cell>
          <table:table-cell office:value-type="float" office:value="-0.920505" calcext:value-type="float">
            <text:p>-0,920505</text:p>
          </table:table-cell>
        </table:table-row>
        <table:table-row table:style-name="ro1">
          <table:table-cell office:value-type="float" office:value="-0.374607" calcext:value-type="float">
            <text:p>-0,374607</text:p>
          </table:table-cell>
          <table:table-cell office:value-type="float" office:value="-0.927184" calcext:value-type="float">
            <text:p>-0,927184</text:p>
          </table:table-cell>
        </table:table-row>
        <table:table-row table:style-name="ro1">
          <table:table-cell office:value-type="float" office:value="-0.358368" calcext:value-type="float">
            <text:p>-0,358368</text:p>
          </table:table-cell>
          <table:table-cell office:value-type="float" office:value="-0.93358" calcext:value-type="float">
            <text:p>-0,93358</text:p>
          </table:table-cell>
        </table:table-row>
        <table:table-row table:style-name="ro1">
          <table:table-cell office:value-type="float" office:value="-0.34202" calcext:value-type="float">
            <text:p>-0,34202</text:p>
          </table:table-cell>
          <table:table-cell office:value-type="float" office:value="-0.939693" calcext:value-type="float">
            <text:p>-0,939693</text:p>
          </table:table-cell>
        </table:table-row>
        <table:table-row table:style-name="ro1">
          <table:table-cell office:value-type="float" office:value="-0.325568" calcext:value-type="float">
            <text:p>-0,325568</text:p>
          </table:table-cell>
          <table:table-cell office:value-type="float" office:value="-0.945519" calcext:value-type="float">
            <text:p>-0,945519</text:p>
          </table:table-cell>
        </table:table-row>
        <table:table-row table:style-name="ro1">
          <table:table-cell office:value-type="float" office:value="-0.309017" calcext:value-type="float">
            <text:p>-0,309017</text:p>
          </table:table-cell>
          <table:table-cell office:value-type="float" office:value="-0.951057" calcext:value-type="float">
            <text:p>-0,951057</text:p>
          </table:table-cell>
        </table:table-row>
        <table:table-row table:style-name="ro1">
          <table:table-cell office:value-type="float" office:value="-0.292372" calcext:value-type="float">
            <text:p>-0,292372</text:p>
          </table:table-cell>
          <table:table-cell office:value-type="float" office:value="-0.956305" calcext:value-type="float">
            <text:p>-0,956305</text:p>
          </table:table-cell>
        </table:table-row>
        <table:table-row table:style-name="ro1">
          <table:table-cell office:value-type="float" office:value="-0.275637" calcext:value-type="float">
            <text:p>-0,275637</text:p>
          </table:table-cell>
          <table:table-cell office:value-type="float" office:value="-0.961262" calcext:value-type="float">
            <text:p>-0,961262</text:p>
          </table:table-cell>
        </table:table-row>
        <table:table-row table:style-name="ro1">
          <table:table-cell office:value-type="float" office:value="-0.258819" calcext:value-type="float">
            <text:p>-0,258819</text:p>
          </table:table-cell>
          <table:table-cell office:value-type="float" office:value="-0.965926" calcext:value-type="float">
            <text:p>-0,965926</text:p>
          </table:table-cell>
        </table:table-row>
        <table:table-row table:style-name="ro1">
          <table:table-cell office:value-type="float" office:value="-0.241922" calcext:value-type="float">
            <text:p>-0,241922</text:p>
          </table:table-cell>
          <table:table-cell office:value-type="float" office:value="-0.970296" calcext:value-type="float">
            <text:p>-0,970296</text:p>
          </table:table-cell>
        </table:table-row>
        <table:table-row table:style-name="ro1">
          <table:table-cell office:value-type="float" office:value="-0.224951" calcext:value-type="float">
            <text:p>-0,224951</text:p>
          </table:table-cell>
          <table:table-cell office:value-type="float" office:value="-0.97437" calcext:value-type="float">
            <text:p>-0,97437</text:p>
          </table:table-cell>
        </table:table-row>
        <table:table-row table:style-name="ro1">
          <table:table-cell office:value-type="float" office:value="-0.207912" calcext:value-type="float">
            <text:p>-0,207912</text:p>
          </table:table-cell>
          <table:table-cell office:value-type="float" office:value="-0.978148" calcext:value-type="float">
            <text:p>-0,978148</text:p>
          </table:table-cell>
        </table:table-row>
        <table:table-row table:style-name="ro1">
          <table:table-cell office:value-type="float" office:value="-0.190809" calcext:value-type="float">
            <text:p>-0,190809</text:p>
          </table:table-cell>
          <table:table-cell office:value-type="float" office:value="-0.981627" calcext:value-type="float">
            <text:p>-0,981627</text:p>
          </table:table-cell>
        </table:table-row>
        <table:table-row table:style-name="ro1">
          <table:table-cell office:value-type="float" office:value="-0.173648" calcext:value-type="float">
            <text:p>-0,173648</text:p>
          </table:table-cell>
          <table:table-cell office:value-type="float" office:value="-0.984808" calcext:value-type="float">
            <text:p>-0,984808</text:p>
          </table:table-cell>
        </table:table-row>
        <table:table-row table:style-name="ro1">
          <table:table-cell office:value-type="float" office:value="-0.156434" calcext:value-type="float">
            <text:p>-0,156434</text:p>
          </table:table-cell>
          <table:table-cell office:value-type="float" office:value="-0.987688" calcext:value-type="float">
            <text:p>-0,987688</text:p>
          </table:table-cell>
        </table:table-row>
        <table:table-row table:style-name="ro1">
          <table:table-cell office:value-type="float" office:value="-0.139173" calcext:value-type="float">
            <text:p>-0,139173</text:p>
          </table:table-cell>
          <table:table-cell office:value-type="float" office:value="-0.990268" calcext:value-type="float">
            <text:p>-0,990268</text:p>
          </table:table-cell>
        </table:table-row>
        <table:table-row table:style-name="ro1">
          <table:table-cell office:value-type="float" office:value="-0.121869" calcext:value-type="float">
            <text:p>-0,121869</text:p>
          </table:table-cell>
          <table:table-cell office:value-type="float" office:value="-0.992546" calcext:value-type="float">
            <text:p>-0,992546</text:p>
          </table:table-cell>
        </table:table-row>
        <table:table-row table:style-name="ro1">
          <table:table-cell office:value-type="float" office:value="-0.104528" calcext:value-type="float">
            <text:p>-0,104528</text:p>
          </table:table-cell>
          <table:table-cell office:value-type="float" office:value="-0.994522" calcext:value-type="float">
            <text:p>-0,994522</text:p>
          </table:table-cell>
        </table:table-row>
        <table:table-row table:style-name="ro1">
          <table:table-cell office:value-type="float" office:value="-0.087156" calcext:value-type="float">
            <text:p>-0,087156</text:p>
          </table:table-cell>
          <table:table-cell office:value-type="float" office:value="-0.996195" calcext:value-type="float">
            <text:p>-0,996195</text:p>
          </table:table-cell>
        </table:table-row>
        <table:table-row table:style-name="ro1">
          <table:table-cell office:value-type="float" office:value="-0.069756" calcext:value-type="float">
            <text:p>-0,069756</text:p>
          </table:table-cell>
          <table:table-cell office:value-type="float" office:value="-0.997564" calcext:value-type="float">
            <text:p>-0,997564</text:p>
          </table:table-cell>
        </table:table-row>
        <table:table-row table:style-name="ro1">
          <table:table-cell office:value-type="float" office:value="-0.052336" calcext:value-type="float">
            <text:p>-0,052336</text:p>
          </table:table-cell>
          <table:table-cell office:value-type="float" office:value="-0.99863" calcext:value-type="float">
            <text:p>-0,99863</text:p>
          </table:table-cell>
        </table:table-row>
        <table:table-row table:style-name="ro1">
          <table:table-cell office:value-type="float" office:value="-0.034899" calcext:value-type="float">
            <text:p>-0,034899</text:p>
          </table:table-cell>
          <table:table-cell office:value-type="float" office:value="-0.999391" calcext:value-type="float">
            <text:p>-0,999391</text:p>
          </table:table-cell>
        </table:table-row>
        <table:table-row table:style-name="ro1">
          <table:table-cell office:value-type="float" office:value="-0.017452" calcext:value-type="float">
            <text:p>-0,017452</text:p>
          </table:table-cell>
          <table:table-cell office:value-type="float" office:value="-0.999848" calcext:value-type="float">
            <text:p>-0,99984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17452" calcext:value-type="float">
            <text:p>0,017452</text:p>
          </table:table-cell>
          <table:table-cell office:value-type="float" office:value="-0.999848" calcext:value-type="float">
            <text:p>-0,999848</text:p>
          </table:table-cell>
        </table:table-row>
        <table:table-row table:style-name="ro1">
          <table:table-cell office:value-type="float" office:value="0.034899" calcext:value-type="float">
            <text:p>0,034899</text:p>
          </table:table-cell>
          <table:table-cell office:value-type="float" office:value="-0.999391" calcext:value-type="float">
            <text:p>-0,999391</text:p>
          </table:table-cell>
        </table:table-row>
        <table:table-row table:style-name="ro1">
          <table:table-cell office:value-type="float" office:value="0.052336" calcext:value-type="float">
            <text:p>0,052336</text:p>
          </table:table-cell>
          <table:table-cell office:value-type="float" office:value="-0.99863" calcext:value-type="float">
            <text:p>-0,99863</text:p>
          </table:table-cell>
        </table:table-row>
        <table:table-row table:style-name="ro1">
          <table:table-cell office:value-type="float" office:value="0.069756" calcext:value-type="float">
            <text:p>0,069756</text:p>
          </table:table-cell>
          <table:table-cell office:value-type="float" office:value="-0.997564" calcext:value-type="float">
            <text:p>-0,997564</text:p>
          </table:table-cell>
        </table:table-row>
        <table:table-row table:style-name="ro1">
          <table:table-cell office:value-type="float" office:value="0.087156" calcext:value-type="float">
            <text:p>0,087156</text:p>
          </table:table-cell>
          <table:table-cell office:value-type="float" office:value="-0.996195" calcext:value-type="float">
            <text:p>-0,996195</text:p>
          </table:table-cell>
        </table:table-row>
        <table:table-row table:style-name="ro1">
          <table:table-cell office:value-type="float" office:value="0.104528" calcext:value-type="float">
            <text:p>0,104528</text:p>
          </table:table-cell>
          <table:table-cell office:value-type="float" office:value="-0.994522" calcext:value-type="float">
            <text:p>-0,994522</text:p>
          </table:table-cell>
        </table:table-row>
        <table:table-row table:style-name="ro1">
          <table:table-cell office:value-type="float" office:value="0.121869" calcext:value-type="float">
            <text:p>0,121869</text:p>
          </table:table-cell>
          <table:table-cell office:value-type="float" office:value="-0.992546" calcext:value-type="float">
            <text:p>-0,992546</text:p>
          </table:table-cell>
        </table:table-row>
        <table:table-row table:style-name="ro1">
          <table:table-cell office:value-type="float" office:value="0.139173" calcext:value-type="float">
            <text:p>0,139173</text:p>
          </table:table-cell>
          <table:table-cell office:value-type="float" office:value="-0.990268" calcext:value-type="float">
            <text:p>-0,990268</text:p>
          </table:table-cell>
        </table:table-row>
        <table:table-row table:style-name="ro1">
          <table:table-cell office:value-type="float" office:value="0.156434" calcext:value-type="float">
            <text:p>0,156434</text:p>
          </table:table-cell>
          <table:table-cell office:value-type="float" office:value="-0.987688" calcext:value-type="float">
            <text:p>-0,987688</text:p>
          </table:table-cell>
        </table:table-row>
        <table:table-row table:style-name="ro1">
          <table:table-cell office:value-type="float" office:value="0.173648" calcext:value-type="float">
            <text:p>0,173648</text:p>
          </table:table-cell>
          <table:table-cell office:value-type="float" office:value="-0.984808" calcext:value-type="float">
            <text:p>-0,984808</text:p>
          </table:table-cell>
        </table:table-row>
        <table:table-row table:style-name="ro1">
          <table:table-cell office:value-type="float" office:value="0.190809" calcext:value-type="float">
            <text:p>0,190809</text:p>
          </table:table-cell>
          <table:table-cell office:value-type="float" office:value="-0.981627" calcext:value-type="float">
            <text:p>-0,981627</text:p>
          </table:table-cell>
        </table:table-row>
        <table:table-row table:style-name="ro1">
          <table:table-cell office:value-type="float" office:value="0.207912" calcext:value-type="float">
            <text:p>0,207912</text:p>
          </table:table-cell>
          <table:table-cell office:value-type="float" office:value="-0.978148" calcext:value-type="float">
            <text:p>-0,978148</text:p>
          </table:table-cell>
        </table:table-row>
        <table:table-row table:style-name="ro1">
          <table:table-cell office:value-type="float" office:value="0.224951" calcext:value-type="float">
            <text:p>0,224951</text:p>
          </table:table-cell>
          <table:table-cell office:value-type="float" office:value="-0.97437" calcext:value-type="float">
            <text:p>-0,97437</text:p>
          </table:table-cell>
        </table:table-row>
        <table:table-row table:style-name="ro1">
          <table:table-cell office:value-type="float" office:value="0.241922" calcext:value-type="float">
            <text:p>0,241922</text:p>
          </table:table-cell>
          <table:table-cell office:value-type="float" office:value="-0.970296" calcext:value-type="float">
            <text:p>-0,970296</text:p>
          </table:table-cell>
        </table:table-row>
        <table:table-row table:style-name="ro1">
          <table:table-cell office:value-type="float" office:value="0.258819" calcext:value-type="float">
            <text:p>0,258819</text:p>
          </table:table-cell>
          <table:table-cell office:value-type="float" office:value="-0.965926" calcext:value-type="float">
            <text:p>-0,965926</text:p>
          </table:table-cell>
        </table:table-row>
        <table:table-row table:style-name="ro1">
          <table:table-cell office:value-type="float" office:value="0.275637" calcext:value-type="float">
            <text:p>0,275637</text:p>
          </table:table-cell>
          <table:table-cell office:value-type="float" office:value="-0.961262" calcext:value-type="float">
            <text:p>-0,961262</text:p>
          </table:table-cell>
        </table:table-row>
        <table:table-row table:style-name="ro1">
          <table:table-cell office:value-type="float" office:value="0.292372" calcext:value-type="float">
            <text:p>0,292372</text:p>
          </table:table-cell>
          <table:table-cell office:value-type="float" office:value="-0.956305" calcext:value-type="float">
            <text:p>-0,956305</text:p>
          </table:table-cell>
        </table:table-row>
        <table:table-row table:style-name="ro1">
          <table:table-cell office:value-type="float" office:value="0.309017" calcext:value-type="float">
            <text:p>0,309017</text:p>
          </table:table-cell>
          <table:table-cell office:value-type="float" office:value="-0.951057" calcext:value-type="float">
            <text:p>-0,951057</text:p>
          </table:table-cell>
        </table:table-row>
        <table:table-row table:style-name="ro1">
          <table:table-cell office:value-type="float" office:value="0.325568" calcext:value-type="float">
            <text:p>0,325568</text:p>
          </table:table-cell>
          <table:table-cell office:value-type="float" office:value="-0.945519" calcext:value-type="float">
            <text:p>-0,945519</text:p>
          </table:table-cell>
        </table:table-row>
        <table:table-row table:style-name="ro1">
          <table:table-cell office:value-type="float" office:value="0.34202" calcext:value-type="float">
            <text:p>0,34202</text:p>
          </table:table-cell>
          <table:table-cell office:value-type="float" office:value="-0.939693" calcext:value-type="float">
            <text:p>-0,939693</text:p>
          </table:table-cell>
        </table:table-row>
        <table:table-row table:style-name="ro1">
          <table:table-cell office:value-type="float" office:value="0.358368" calcext:value-type="float">
            <text:p>0,358368</text:p>
          </table:table-cell>
          <table:table-cell office:value-type="float" office:value="-0.93358" calcext:value-type="float">
            <text:p>-0,93358</text:p>
          </table:table-cell>
        </table:table-row>
        <table:table-row table:style-name="ro1">
          <table:table-cell office:value-type="float" office:value="0.374607" calcext:value-type="float">
            <text:p>0,374607</text:p>
          </table:table-cell>
          <table:table-cell office:value-type="float" office:value="-0.927184" calcext:value-type="float">
            <text:p>-0,927184</text:p>
          </table:table-cell>
        </table:table-row>
        <table:table-row table:style-name="ro1">
          <table:table-cell office:value-type="float" office:value="0.390731" calcext:value-type="float">
            <text:p>0,390731</text:p>
          </table:table-cell>
          <table:table-cell office:value-type="float" office:value="-0.920505" calcext:value-type="float">
            <text:p>-0,920505</text:p>
          </table:table-cell>
        </table:table-row>
        <table:table-row table:style-name="ro1">
          <table:table-cell office:value-type="float" office:value="0.406737" calcext:value-type="float">
            <text:p>0,406737</text:p>
          </table:table-cell>
          <table:table-cell office:value-type="float" office:value="-0.913545" calcext:value-type="float">
            <text:p>-0,913545</text:p>
          </table:table-cell>
        </table:table-row>
        <table:table-row table:style-name="ro1">
          <table:table-cell office:value-type="float" office:value="0.422618" calcext:value-type="float">
            <text:p>0,422618</text:p>
          </table:table-cell>
          <table:table-cell office:value-type="float" office:value="-0.906308" calcext:value-type="float">
            <text:p>-0,906308</text:p>
          </table:table-cell>
        </table:table-row>
        <table:table-row table:style-name="ro1">
          <table:table-cell office:value-type="float" office:value="0.438371" calcext:value-type="float">
            <text:p>0,438371</text:p>
          </table:table-cell>
          <table:table-cell office:value-type="float" office:value="-0.898794" calcext:value-type="float">
            <text:p>-0,898794</text:p>
          </table:table-cell>
        </table:table-row>
        <table:table-row table:style-name="ro1">
          <table:table-cell office:value-type="float" office:value="0.45399" calcext:value-type="float">
            <text:p>0,45399</text:p>
          </table:table-cell>
          <table:table-cell office:value-type="float" office:value="-0.891007" calcext:value-type="float">
            <text:p>-0,891007</text:p>
          </table:table-cell>
        </table:table-row>
        <table:table-row table:style-name="ro1">
          <table:table-cell office:value-type="float" office:value="0.469472" calcext:value-type="float">
            <text:p>0,469472</text:p>
          </table:table-cell>
          <table:table-cell office:value-type="float" office:value="-0.882948" calcext:value-type="float">
            <text:p>-0,882948</text:p>
          </table:table-cell>
        </table:table-row>
        <table:table-row table:style-name="ro1">
          <table:table-cell office:value-type="float" office:value="0.48481" calcext:value-type="float">
            <text:p>0,48481</text:p>
          </table:table-cell>
          <table:table-cell office:value-type="float" office:value="-0.87462" calcext:value-type="float">
            <text:p>-0,8746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0.866025" calcext:value-type="float">
            <text:p>-0,866025</text:p>
          </table:table-cell>
        </table:table-row>
        <table:table-row table:style-name="ro1">
          <table:table-cell office:value-type="float" office:value="0.515038" calcext:value-type="float">
            <text:p>0,515038</text:p>
          </table:table-cell>
          <table:table-cell office:value-type="float" office:value="-0.857167" calcext:value-type="float">
            <text:p>-0,857167</text:p>
          </table:table-cell>
        </table:table-row>
        <table:table-row table:style-name="ro1">
          <table:table-cell office:value-type="float" office:value="0.529919" calcext:value-type="float">
            <text:p>0,529919</text:p>
          </table:table-cell>
          <table:table-cell office:value-type="float" office:value="-0.848048" calcext:value-type="float">
            <text:p>-0,848048</text:p>
          </table:table-cell>
        </table:table-row>
        <table:table-row table:style-name="ro1">
          <table:table-cell office:value-type="float" office:value="0.544639" calcext:value-type="float">
            <text:p>0,544639</text:p>
          </table:table-cell>
          <table:table-cell office:value-type="float" office:value="-0.838671" calcext:value-type="float">
            <text:p>-0,838671</text:p>
          </table:table-cell>
        </table:table-row>
        <table:table-row table:style-name="ro1">
          <table:table-cell office:value-type="float" office:value="0.559193" calcext:value-type="float">
            <text:p>0,559193</text:p>
          </table:table-cell>
          <table:table-cell office:value-type="float" office:value="-0.829038" calcext:value-type="float">
            <text:p>-0,829038</text:p>
          </table:table-cell>
        </table:table-row>
        <table:table-row table:style-name="ro1">
          <table:table-cell office:value-type="float" office:value="0.573576" calcext:value-type="float">
            <text:p>0,573576</text:p>
          </table:table-cell>
          <table:table-cell office:value-type="float" office:value="-0.819152" calcext:value-type="float">
            <text:p>-0,819152</text:p>
          </table:table-cell>
        </table:table-row>
        <table:table-row table:style-name="ro1">
          <table:table-cell office:value-type="float" office:value="0.587785" calcext:value-type="float">
            <text:p>0,587785</text:p>
          </table:table-cell>
          <table:table-cell office:value-type="float" office:value="-0.809017" calcext:value-type="float">
            <text:p>-0,809017</text:p>
          </table:table-cell>
        </table:table-row>
        <table:table-row table:style-name="ro1">
          <table:table-cell office:value-type="float" office:value="0.601815" calcext:value-type="float">
            <text:p>0,601815</text:p>
          </table:table-cell>
          <table:table-cell office:value-type="float" office:value="-0.798636" calcext:value-type="float">
            <text:p>-0,798636</text:p>
          </table:table-cell>
        </table:table-row>
        <table:table-row table:style-name="ro1">
          <table:table-cell office:value-type="float" office:value="0.615661" calcext:value-type="float">
            <text:p>0,615661</text:p>
          </table:table-cell>
          <table:table-cell office:value-type="float" office:value="-0.788011" calcext:value-type="float">
            <text:p>-0,788011</text:p>
          </table:table-cell>
        </table:table-row>
        <table:table-row table:style-name="ro1">
          <table:table-cell office:value-type="float" office:value="0.62932" calcext:value-type="float">
            <text:p>0,62932</text:p>
          </table:table-cell>
          <table:table-cell office:value-type="float" office:value="-0.777146" calcext:value-type="float">
            <text:p>-0,777146</text:p>
          </table:table-cell>
        </table:table-row>
        <table:table-row table:style-name="ro1">
          <table:table-cell office:value-type="float" office:value="0.642788" calcext:value-type="float">
            <text:p>0,642788</text:p>
          </table:table-cell>
          <table:table-cell office:value-type="float" office:value="-0.766044" calcext:value-type="float">
            <text:p>-0,766044</text:p>
          </table:table-cell>
        </table:table-row>
        <table:table-row table:style-name="ro1">
          <table:table-cell office:value-type="float" office:value="0.656059" calcext:value-type="float">
            <text:p>0,656059</text:p>
          </table:table-cell>
          <table:table-cell office:value-type="float" office:value="-0.75471" calcext:value-type="float">
            <text:p>-0,75471</text:p>
          </table:table-cell>
        </table:table-row>
        <table:table-row table:style-name="ro1">
          <table:table-cell office:value-type="float" office:value="0.669131" calcext:value-type="float">
            <text:p>0,669131</text:p>
          </table:table-cell>
          <table:table-cell office:value-type="float" office:value="-0.743145" calcext:value-type="float">
            <text:p>-0,743145</text:p>
          </table:table-cell>
        </table:table-row>
        <table:table-row table:style-name="ro1">
          <table:table-cell office:value-type="float" office:value="0.681998" calcext:value-type="float">
            <text:p>0,681998</text:p>
          </table:table-cell>
          <table:table-cell office:value-type="float" office:value="-0.731354" calcext:value-type="float">
            <text:p>-0,731354</text:p>
          </table:table-cell>
        </table:table-row>
        <table:table-row table:style-name="ro1">
          <table:table-cell office:value-type="float" office:value="0.694658" calcext:value-type="float">
            <text:p>0,694658</text:p>
          </table:table-cell>
          <table:table-cell office:value-type="float" office:value="-0.71934" calcext:value-type="float">
            <text:p>-0,71934</text:p>
          </table:table-cell>
        </table:table-row>
        <table:table-row table:style-name="ro1">
          <table:table-cell office:value-type="float" office:value="0.707107" calcext:value-type="float">
            <text:p>0,707107</text:p>
          </table:table-cell>
          <table:table-cell office:value-type="float" office:value="-0.707107" calcext:value-type="float">
            <text:p>-0,707107</text:p>
          </table:table-cell>
        </table:table-row>
        <table:table-row table:style-name="ro1">
          <table:table-cell office:value-type="float" office:value="0.71934" calcext:value-type="float">
            <text:p>0,71934</text:p>
          </table:table-cell>
          <table:table-cell office:value-type="float" office:value="-0.694658" calcext:value-type="float">
            <text:p>-0,694658</text:p>
          </table:table-cell>
        </table:table-row>
        <table:table-row table:style-name="ro1">
          <table:table-cell office:value-type="float" office:value="0.731354" calcext:value-type="float">
            <text:p>0,731354</text:p>
          </table:table-cell>
          <table:table-cell office:value-type="float" office:value="-0.681998" calcext:value-type="float">
            <text:p>-0,681998</text:p>
          </table:table-cell>
        </table:table-row>
        <table:table-row table:style-name="ro1">
          <table:table-cell office:value-type="float" office:value="0.743145" calcext:value-type="float">
            <text:p>0,743145</text:p>
          </table:table-cell>
          <table:table-cell office:value-type="float" office:value="-0.669131" calcext:value-type="float">
            <text:p>-0,669131</text:p>
          </table:table-cell>
        </table:table-row>
        <table:table-row table:style-name="ro1">
          <table:table-cell office:value-type="float" office:value="0.75471" calcext:value-type="float">
            <text:p>0,75471</text:p>
          </table:table-cell>
          <table:table-cell office:value-type="float" office:value="-0.656059" calcext:value-type="float">
            <text:p>-0,656059</text:p>
          </table:table-cell>
        </table:table-row>
        <table:table-row table:style-name="ro1">
          <table:table-cell office:value-type="float" office:value="0.766044" calcext:value-type="float">
            <text:p>0,766044</text:p>
          </table:table-cell>
          <table:table-cell office:value-type="float" office:value="-0.642788" calcext:value-type="float">
            <text:p>-0,642788</text:p>
          </table:table-cell>
        </table:table-row>
        <table:table-row table:style-name="ro1">
          <table:table-cell office:value-type="float" office:value="0.777146" calcext:value-type="float">
            <text:p>0,777146</text:p>
          </table:table-cell>
          <table:table-cell office:value-type="float" office:value="-0.62932" calcext:value-type="float">
            <text:p>-0,62932</text:p>
          </table:table-cell>
        </table:table-row>
        <table:table-row table:style-name="ro1">
          <table:table-cell office:value-type="float" office:value="0.788011" calcext:value-type="float">
            <text:p>0,788011</text:p>
          </table:table-cell>
          <table:table-cell office:value-type="float" office:value="-0.615661" calcext:value-type="float">
            <text:p>-0,615661</text:p>
          </table:table-cell>
        </table:table-row>
        <table:table-row table:style-name="ro1">
          <table:table-cell office:value-type="float" office:value="0.798636" calcext:value-type="float">
            <text:p>0,798636</text:p>
          </table:table-cell>
          <table:table-cell office:value-type="float" office:value="-0.601815" calcext:value-type="float">
            <text:p>-0,601815</text:p>
          </table:table-cell>
        </table:table-row>
        <table:table-row table:style-name="ro1">
          <table:table-cell office:value-type="float" office:value="0.809017" calcext:value-type="float">
            <text:p>0,809017</text:p>
          </table:table-cell>
          <table:table-cell office:value-type="float" office:value="-0.587785" calcext:value-type="float">
            <text:p>-0,587785</text:p>
          </table:table-cell>
        </table:table-row>
        <table:table-row table:style-name="ro1">
          <table:table-cell office:value-type="float" office:value="0.819152" calcext:value-type="float">
            <text:p>0,819152</text:p>
          </table:table-cell>
          <table:table-cell office:value-type="float" office:value="-0.573576" calcext:value-type="float">
            <text:p>-0,573576</text:p>
          </table:table-cell>
        </table:table-row>
        <table:table-row table:style-name="ro1">
          <table:table-cell office:value-type="float" office:value="0.829038" calcext:value-type="float">
            <text:p>0,829038</text:p>
          </table:table-cell>
          <table:table-cell office:value-type="float" office:value="-0.559193" calcext:value-type="float">
            <text:p>-0,559193</text:p>
          </table:table-cell>
        </table:table-row>
        <table:table-row table:style-name="ro1">
          <table:table-cell office:value-type="float" office:value="0.838671" calcext:value-type="float">
            <text:p>0,838671</text:p>
          </table:table-cell>
          <table:table-cell office:value-type="float" office:value="-0.544639" calcext:value-type="float">
            <text:p>-0,544639</text:p>
          </table:table-cell>
        </table:table-row>
        <table:table-row table:style-name="ro1">
          <table:table-cell office:value-type="float" office:value="0.848048" calcext:value-type="float">
            <text:p>0,848048</text:p>
          </table:table-cell>
          <table:table-cell office:value-type="float" office:value="-0.529919" calcext:value-type="float">
            <text:p>-0,529919</text:p>
          </table:table-cell>
        </table:table-row>
        <table:table-row table:style-name="ro1">
          <table:table-cell office:value-type="float" office:value="0.857167" calcext:value-type="float">
            <text:p>0,857167</text:p>
          </table:table-cell>
          <table:table-cell office:value-type="float" office:value="-0.515038" calcext:value-type="float">
            <text:p>-0,515038</text:p>
          </table:table-cell>
        </table:table-row>
        <table:table-row table:style-name="ro1">
          <table:table-cell office:value-type="float" office:value="0.866025" calcext:value-type="float">
            <text:p>0,86602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0.87462" calcext:value-type="float">
            <text:p>0,87462</text:p>
          </table:table-cell>
          <table:table-cell office:value-type="float" office:value="-0.48481" calcext:value-type="float">
            <text:p>-0,48481</text:p>
          </table:table-cell>
        </table:table-row>
        <table:table-row table:style-name="ro1">
          <table:table-cell office:value-type="float" office:value="0.882948" calcext:value-type="float">
            <text:p>0,882948</text:p>
          </table:table-cell>
          <table:table-cell office:value-type="float" office:value="-0.469472" calcext:value-type="float">
            <text:p>-0,469472</text:p>
          </table:table-cell>
        </table:table-row>
        <table:table-row table:style-name="ro1">
          <table:table-cell office:value-type="float" office:value="0.891007" calcext:value-type="float">
            <text:p>0,891007</text:p>
          </table:table-cell>
          <table:table-cell office:value-type="float" office:value="-0.45399" calcext:value-type="float">
            <text:p>-0,45399</text:p>
          </table:table-cell>
        </table:table-row>
        <table:table-row table:style-name="ro1">
          <table:table-cell office:value-type="float" office:value="0.898794" calcext:value-type="float">
            <text:p>0,898794</text:p>
          </table:table-cell>
          <table:table-cell office:value-type="float" office:value="-0.438371" calcext:value-type="float">
            <text:p>-0,438371</text:p>
          </table:table-cell>
        </table:table-row>
        <table:table-row table:style-name="ro1">
          <table:table-cell office:value-type="float" office:value="0.906308" calcext:value-type="float">
            <text:p>0,906308</text:p>
          </table:table-cell>
          <table:table-cell office:value-type="float" office:value="-0.422618" calcext:value-type="float">
            <text:p>-0,422618</text:p>
          </table:table-cell>
        </table:table-row>
        <table:table-row table:style-name="ro1">
          <table:table-cell office:value-type="float" office:value="0.913545" calcext:value-type="float">
            <text:p>0,913545</text:p>
          </table:table-cell>
          <table:table-cell office:value-type="float" office:value="-0.406737" calcext:value-type="float">
            <text:p>-0,406737</text:p>
          </table:table-cell>
        </table:table-row>
        <table:table-row table:style-name="ro1">
          <table:table-cell office:value-type="float" office:value="0.920505" calcext:value-type="float">
            <text:p>0,920505</text:p>
          </table:table-cell>
          <table:table-cell office:value-type="float" office:value="-0.390731" calcext:value-type="float">
            <text:p>-0,390731</text:p>
          </table:table-cell>
        </table:table-row>
        <table:table-row table:style-name="ro1">
          <table:table-cell office:value-type="float" office:value="0.927184" calcext:value-type="float">
            <text:p>0,927184</text:p>
          </table:table-cell>
          <table:table-cell office:value-type="float" office:value="-0.374607" calcext:value-type="float">
            <text:p>-0,374607</text:p>
          </table:table-cell>
        </table:table-row>
        <table:table-row table:style-name="ro1">
          <table:table-cell office:value-type="float" office:value="0.93358" calcext:value-type="float">
            <text:p>0,93358</text:p>
          </table:table-cell>
          <table:table-cell office:value-type="float" office:value="-0.358368" calcext:value-type="float">
            <text:p>-0,358368</text:p>
          </table:table-cell>
        </table:table-row>
        <table:table-row table:style-name="ro1">
          <table:table-cell office:value-type="float" office:value="0.939693" calcext:value-type="float">
            <text:p>0,939693</text:p>
          </table:table-cell>
          <table:table-cell office:value-type="float" office:value="-0.34202" calcext:value-type="float">
            <text:p>-0,34202</text:p>
          </table:table-cell>
        </table:table-row>
        <table:table-row table:style-name="ro1">
          <table:table-cell office:value-type="float" office:value="0.945519" calcext:value-type="float">
            <text:p>0,945519</text:p>
          </table:table-cell>
          <table:table-cell office:value-type="float" office:value="-0.325568" calcext:value-type="float">
            <text:p>-0,325568</text:p>
          </table:table-cell>
        </table:table-row>
        <table:table-row table:style-name="ro1">
          <table:table-cell office:value-type="float" office:value="0.951057" calcext:value-type="float">
            <text:p>0,951057</text:p>
          </table:table-cell>
          <table:table-cell office:value-type="float" office:value="-0.309017" calcext:value-type="float">
            <text:p>-0,309017</text:p>
          </table:table-cell>
        </table:table-row>
        <table:table-row table:style-name="ro1">
          <table:table-cell office:value-type="float" office:value="0.956305" calcext:value-type="float">
            <text:p>0,956305</text:p>
          </table:table-cell>
          <table:table-cell office:value-type="float" office:value="-0.292372" calcext:value-type="float">
            <text:p>-0,292372</text:p>
          </table:table-cell>
        </table:table-row>
        <table:table-row table:style-name="ro1">
          <table:table-cell office:value-type="float" office:value="0.961262" calcext:value-type="float">
            <text:p>0,961262</text:p>
          </table:table-cell>
          <table:table-cell office:value-type="float" office:value="-0.275637" calcext:value-type="float">
            <text:p>-0,275637</text:p>
          </table:table-cell>
        </table:table-row>
        <table:table-row table:style-name="ro1">
          <table:table-cell office:value-type="float" office:value="0.965926" calcext:value-type="float">
            <text:p>0,965926</text:p>
          </table:table-cell>
          <table:table-cell office:value-type="float" office:value="-0.258819" calcext:value-type="float">
            <text:p>-0,258819</text:p>
          </table:table-cell>
        </table:table-row>
        <table:table-row table:style-name="ro1">
          <table:table-cell office:value-type="float" office:value="0.970296" calcext:value-type="float">
            <text:p>0,970296</text:p>
          </table:table-cell>
          <table:table-cell office:value-type="float" office:value="-0.241922" calcext:value-type="float">
            <text:p>-0,241922</text:p>
          </table:table-cell>
        </table:table-row>
        <table:table-row table:style-name="ro1">
          <table:table-cell office:value-type="float" office:value="0.97437" calcext:value-type="float">
            <text:p>0,97437</text:p>
          </table:table-cell>
          <table:table-cell office:value-type="float" office:value="-0.224951" calcext:value-type="float">
            <text:p>-0,224951</text:p>
          </table:table-cell>
        </table:table-row>
        <table:table-row table:style-name="ro1">
          <table:table-cell office:value-type="float" office:value="0.978148" calcext:value-type="float">
            <text:p>0,978148</text:p>
          </table:table-cell>
          <table:table-cell office:value-type="float" office:value="-0.207912" calcext:value-type="float">
            <text:p>-0,207912</text:p>
          </table:table-cell>
        </table:table-row>
        <table:table-row table:style-name="ro1">
          <table:table-cell office:value-type="float" office:value="0.981627" calcext:value-type="float">
            <text:p>0,981627</text:p>
          </table:table-cell>
          <table:table-cell office:value-type="float" office:value="-0.190809" calcext:value-type="float">
            <text:p>-0,190809</text:p>
          </table:table-cell>
        </table:table-row>
        <table:table-row table:style-name="ro1">
          <table:table-cell office:value-type="float" office:value="0.984808" calcext:value-type="float">
            <text:p>0,984808</text:p>
          </table:table-cell>
          <table:table-cell office:value-type="float" office:value="-0.173648" calcext:value-type="float">
            <text:p>-0,173648</text:p>
          </table:table-cell>
        </table:table-row>
        <table:table-row table:style-name="ro1">
          <table:table-cell office:value-type="float" office:value="0.987688" calcext:value-type="float">
            <text:p>0,987688</text:p>
          </table:table-cell>
          <table:table-cell office:value-type="float" office:value="-0.156434" calcext:value-type="float">
            <text:p>-0,156434</text:p>
          </table:table-cell>
        </table:table-row>
        <table:table-row table:style-name="ro1">
          <table:table-cell office:value-type="float" office:value="0.990268" calcext:value-type="float">
            <text:p>0,990268</text:p>
          </table:table-cell>
          <table:table-cell office:value-type="float" office:value="-0.139173" calcext:value-type="float">
            <text:p>-0,139173</text:p>
          </table:table-cell>
        </table:table-row>
        <table:table-row table:style-name="ro1">
          <table:table-cell office:value-type="float" office:value="0.992546" calcext:value-type="float">
            <text:p>0,992546</text:p>
          </table:table-cell>
          <table:table-cell office:value-type="float" office:value="-0.121869" calcext:value-type="float">
            <text:p>-0,121869</text:p>
          </table:table-cell>
        </table:table-row>
        <table:table-row table:style-name="ro1">
          <table:table-cell office:value-type="float" office:value="0.994522" calcext:value-type="float">
            <text:p>0,994522</text:p>
          </table:table-cell>
          <table:table-cell office:value-type="float" office:value="-0.104528" calcext:value-type="float">
            <text:p>-0,104528</text:p>
          </table:table-cell>
        </table:table-row>
        <table:table-row table:style-name="ro1">
          <table:table-cell office:value-type="float" office:value="0.996195" calcext:value-type="float">
            <text:p>0,996195</text:p>
          </table:table-cell>
          <table:table-cell office:value-type="float" office:value="-0.087156" calcext:value-type="float">
            <text:p>-0,087156</text:p>
          </table:table-cell>
        </table:table-row>
        <table:table-row table:style-name="ro1">
          <table:table-cell office:value-type="float" office:value="0.997564" calcext:value-type="float">
            <text:p>0,997564</text:p>
          </table:table-cell>
          <table:table-cell office:value-type="float" office:value="-0.069756" calcext:value-type="float">
            <text:p>-0,069756</text:p>
          </table:table-cell>
        </table:table-row>
        <table:table-row table:style-name="ro1">
          <table:table-cell office:value-type="float" office:value="0.99863" calcext:value-type="float">
            <text:p>0,99863</text:p>
          </table:table-cell>
          <table:table-cell office:value-type="float" office:value="-0.052336" calcext:value-type="float">
            <text:p>-0,052336</text:p>
          </table:table-cell>
        </table:table-row>
        <table:table-row table:style-name="ro1">
          <table:table-cell office:value-type="float" office:value="0.999391" calcext:value-type="float">
            <text:p>0,999391</text:p>
          </table:table-cell>
          <table:table-cell office:value-type="float" office:value="-0.034899" calcext:value-type="float">
            <text:p>-0,034899</text:p>
          </table:table-cell>
        </table:table-row>
        <table:table-row table:style-name="ro1">
          <table:table-cell office:value-type="float" office:value="0.999848" calcext:value-type="float">
            <text:p>0,999848</text:p>
          </table:table-cell>
          <table:table-cell office:value-type="float" office:value="-0.017452" calcext:value-type="float">
            <text:p>-0,017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19:10:49.334973783</dc:date>
    <dc:creator>Michael Morandell</dc:creator>
    <meta:editing-duration>PT1M22S</meta:editing-duration>
    <meta:editing-cycles>1</meta:editing-cycles>
    <meta:document-statistic meta:table-count="1" meta:cell-count="72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drehmatrix.A1:drehmatrix.B360" svg:x="0.32cm" svg:y="0.18cm" svg:width="12.693cm" svg:height="8.64cm">
          <chartooo:coordinate-region svg:x="0.611cm" svg:y="0.379cm" svg:width="12.1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rehmatrix.B1:drehmatrix.B360" chart:class="chart:scatter">
            <chart:domain table:cell-range-address="drehmatrix.A1:drehmatrix.A360"/>
            <chart:data-point chart:repeated="328"/>
            <chart:data-point chart:style-name="ch7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rehmatrix.A1:drehmatrix.A360</svg:desc>
                </draw:g>
              </table:table-cell>
              <table:table-cell office:value-type="float" office:value="0">
                <text:p>0</text:p>
                <draw:g>
                  <svg:desc>drehmatrix.B1:drehmatrix.B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848">
                <text:p>0.999848</text:p>
              </table:table-cell>
              <table:table-cell office:value-type="float" office:value="0.017452">
                <text:p>0.017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391">
                <text:p>0.999391</text:p>
              </table:table-cell>
              <table:table-cell office:value-type="float" office:value="0.034899">
                <text:p>0.034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63">
                <text:p>0.99863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564">
                <text:p>0.997564</text:p>
              </table:table-cell>
              <table:table-cell office:value-type="float" office:value="0.069756">
                <text:p>0.069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195">
                <text:p>0.996195</text:p>
              </table:table-cell>
              <table:table-cell office:value-type="float" office:value="0.087156">
                <text:p>0.087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522">
                <text:p>0.994522</text:p>
              </table:table-cell>
              <table:table-cell office:value-type="float" office:value="0.104528">
                <text:p>0.104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2546">
                <text:p>0.992546</text:p>
              </table:table-cell>
              <table:table-cell office:value-type="float" office:value="0.121869">
                <text:p>0.121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0268">
                <text:p>0.990268</text:p>
              </table:table-cell>
              <table:table-cell office:value-type="float" office:value="0.139173">
                <text:p>0.139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">
                <text:p>0.987688</text:p>
              </table:table-cell>
              <table:table-cell office:value-type="float" office:value="0.156434">
                <text:p>0.156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8">
                <text:p>0.984808</text:p>
              </table:table-cell>
              <table:table-cell office:value-type="float" office:value="0.173648">
                <text:p>0.173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627">
                <text:p>0.981627</text:p>
              </table:table-cell>
              <table:table-cell office:value-type="float" office:value="0.190809">
                <text:p>0.190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8148">
                <text:p>0.978148</text:p>
              </table:table-cell>
              <table:table-cell office:value-type="float" office:value="0.207912">
                <text:p>0.207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437">
                <text:p>0.97437</text:p>
              </table:table-cell>
              <table:table-cell office:value-type="float" office:value="0.224951">
                <text:p>0.22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0296">
                <text:p>0.970296</text:p>
              </table:table-cell>
              <table:table-cell office:value-type="float" office:value="0.241922">
                <text:p>0.241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6">
                <text:p>0.965926</text:p>
              </table:table-cell>
              <table:table-cell office:value-type="float" office:value="0.258819">
                <text:p>0.258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1262">
                <text:p>0.961262</text:p>
              </table:table-cell>
              <table:table-cell office:value-type="float" office:value="0.275637">
                <text:p>0.275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6305">
                <text:p>0.956305</text:p>
              </table:table-cell>
              <table:table-cell office:value-type="float" office:value="0.292372">
                <text:p>0.29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1057">
                <text:p>0.951057</text:p>
              </table:table-cell>
              <table:table-cell office:value-type="float" office:value="0.309017">
                <text:p>0.309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5519">
                <text:p>0.945519</text:p>
              </table:table-cell>
              <table:table-cell office:value-type="float" office:value="0.325568">
                <text:p>0.325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9693">
                <text:p>0.939693</text:p>
              </table:table-cell>
              <table:table-cell office:value-type="float" office:value="0.34202">
                <text:p>0.34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358">
                <text:p>0.93358</text:p>
              </table:table-cell>
              <table:table-cell office:value-type="float" office:value="0.358368">
                <text:p>0.358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7184">
                <text:p>0.927184</text:p>
              </table:table-cell>
              <table:table-cell office:value-type="float" office:value="0.374607">
                <text:p>0.37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0505">
                <text:p>0.920505</text:p>
              </table:table-cell>
              <table:table-cell office:value-type="float" office:value="0.390731">
                <text:p>0.3907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3545">
                <text:p>0.913545</text:p>
              </table:table-cell>
              <table:table-cell office:value-type="float" office:value="0.406737">
                <text:p>0.406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6308">
                <text:p>0.906308</text:p>
              </table:table-cell>
              <table:table-cell office:value-type="float" office:value="0.422618">
                <text:p>0.422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8794">
                <text:p>0.898794</text:p>
              </table:table-cell>
              <table:table-cell office:value-type="float" office:value="0.438371">
                <text:p>0.438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1007">
                <text:p>0.891007</text:p>
              </table:table-cell>
              <table:table-cell office:value-type="float" office:value="0.45399">
                <text:p>0.4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2948">
                <text:p>0.882948</text:p>
              </table:table-cell>
              <table:table-cell office:value-type="float" office:value="0.469472">
                <text:p>0.469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462">
                <text:p>0.87462</text:p>
              </table:table-cell>
              <table:table-cell office:value-type="float" office:value="0.48481">
                <text:p>0.48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6025">
                <text:p>0.8660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7167">
                <text:p>0.857167</text:p>
              </table:table-cell>
              <table:table-cell office:value-type="float" office:value="0.515038">
                <text:p>0.515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048">
                <text:p>0.848048</text:p>
              </table:table-cell>
              <table:table-cell office:value-type="float" office:value="0.529919">
                <text:p>0.529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8671">
                <text:p>0.838671</text:p>
              </table:table-cell>
              <table:table-cell office:value-type="float" office:value="0.544639">
                <text:p>0.544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9038">
                <text:p>0.829038</text:p>
              </table:table-cell>
              <table:table-cell office:value-type="float" office:value="0.559193">
                <text:p>0.559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9152">
                <text:p>0.819152</text:p>
              </table:table-cell>
              <table:table-cell office:value-type="float" office:value="0.573576">
                <text:p>0.573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9017">
                <text:p>0.809017</text:p>
              </table:table-cell>
              <table:table-cell office:value-type="float" office:value="0.587785">
                <text:p>0.587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8636">
                <text:p>0.798636</text:p>
              </table:table-cell>
              <table:table-cell office:value-type="float" office:value="0.601815">
                <text:p>0.601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8011">
                <text:p>0.788011</text:p>
              </table:table-cell>
              <table:table-cell office:value-type="float" office:value="0.615661">
                <text:p>0.615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7146">
                <text:p>0.777146</text:p>
              </table:table-cell>
              <table:table-cell office:value-type="float" office:value="0.62932">
                <text:p>0.62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6044">
                <text:p>0.766044</text:p>
              </table:table-cell>
              <table:table-cell office:value-type="float" office:value="0.642788">
                <text:p>0.642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471">
                <text:p>0.75471</text:p>
              </table:table-cell>
              <table:table-cell office:value-type="float" office:value="0.656059">
                <text:p>0.656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3145">
                <text:p>0.743145</text:p>
              </table:table-cell>
              <table:table-cell office:value-type="float" office:value="0.669131">
                <text:p>0.669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1354">
                <text:p>0.731354</text:p>
              </table:table-cell>
              <table:table-cell office:value-type="float" office:value="0.681998">
                <text:p>0.681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934">
                <text:p>0.71934</text:p>
              </table:table-cell>
              <table:table-cell office:value-type="float" office:value="0.694658">
                <text:p>0.694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7107">
                <text:p>0.707107</text:p>
              </table:table-cell>
              <table:table-cell office:value-type="float" office:value="0.707107">
                <text:p>0.707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4658">
                <text:p>0.694658</text:p>
              </table:table-cell>
              <table:table-cell office:value-type="float" office:value="0.71934">
                <text:p>0.719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1998">
                <text:p>0.681998</text:p>
              </table:table-cell>
              <table:table-cell office:value-type="float" office:value="0.731354">
                <text:p>0.731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9131">
                <text:p>0.669131</text:p>
              </table:table-cell>
              <table:table-cell office:value-type="float" office:value="0.743145">
                <text:p>0.743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6059">
                <text:p>0.656059</text:p>
              </table:table-cell>
              <table:table-cell office:value-type="float" office:value="0.75471">
                <text:p>0.75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2788">
                <text:p>0.642788</text:p>
              </table:table-cell>
              <table:table-cell office:value-type="float" office:value="0.766044">
                <text:p>0.766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2932">
                <text:p>0.62932</text:p>
              </table:table-cell>
              <table:table-cell office:value-type="float" office:value="0.777146">
                <text:p>0.777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5661">
                <text:p>0.615661</text:p>
              </table:table-cell>
              <table:table-cell office:value-type="float" office:value="0.788011">
                <text:p>0.788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1815">
                <text:p>0.601815</text:p>
              </table:table-cell>
              <table:table-cell office:value-type="float" office:value="0.798636">
                <text:p>0.7986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785">
                <text:p>0.587785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3576">
                <text:p>0.573576</text:p>
              </table:table-cell>
              <table:table-cell office:value-type="float" office:value="0.819152">
                <text:p>0.81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9193">
                <text:p>0.559193</text:p>
              </table:table-cell>
              <table:table-cell office:value-type="float" office:value="0.829038">
                <text:p>0.829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4639">
                <text:p>0.544639</text:p>
              </table:table-cell>
              <table:table-cell office:value-type="float" office:value="0.838671">
                <text:p>0.83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9919">
                <text:p>0.529919</text:p>
              </table:table-cell>
              <table:table-cell office:value-type="float" office:value="0.848048">
                <text:p>0.848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5038">
                <text:p>0.515038</text:p>
              </table:table-cell>
              <table:table-cell office:value-type="float" office:value="0.857167">
                <text:p>0.857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">
                <text:p>0.5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81">
                <text:p>0.48481</text:p>
              </table:table-cell>
              <table:table-cell office:value-type="float" office:value="0.87462">
                <text:p>0.87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9472">
                <text:p>0.469472</text:p>
              </table:table-cell>
              <table:table-cell office:value-type="float" office:value="0.882948">
                <text:p>0.882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399">
                <text:p>0.45399</text:p>
              </table:table-cell>
              <table:table-cell office:value-type="float" office:value="0.891007">
                <text:p>0.891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8371">
                <text:p>0.438371</text:p>
              </table:table-cell>
              <table:table-cell office:value-type="float" office:value="0.898794">
                <text:p>0.898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2618">
                <text:p>0.422618</text:p>
              </table:table-cell>
              <table:table-cell office:value-type="float" office:value="0.906308">
                <text:p>0.906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6737">
                <text:p>0.406737</text:p>
              </table:table-cell>
              <table:table-cell office:value-type="float" office:value="0.913545">
                <text:p>0.913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0731">
                <text:p>0.390731</text:p>
              </table:table-cell>
              <table:table-cell office:value-type="float" office:value="0.920505">
                <text:p>0.920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4607">
                <text:p>0.374607</text:p>
              </table:table-cell>
              <table:table-cell office:value-type="float" office:value="0.927184">
                <text:p>0.927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8368">
                <text:p>0.358368</text:p>
              </table:table-cell>
              <table:table-cell office:value-type="float" office:value="0.93358">
                <text:p>0.93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202">
                <text:p>0.34202</text:p>
              </table:table-cell>
              <table:table-cell office:value-type="float" office:value="0.939693">
                <text:p>0.939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5568">
                <text:p>0.325568</text:p>
              </table:table-cell>
              <table:table-cell office:value-type="float" office:value="0.945519">
                <text:p>0.945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9017">
                <text:p>0.309017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2372">
                <text:p>0.292372</text:p>
              </table:table-cell>
              <table:table-cell office:value-type="float" office:value="0.956305">
                <text:p>0.956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5637">
                <text:p>0.275637</text:p>
              </table:table-cell>
              <table:table-cell office:value-type="float" office:value="0.961262">
                <text:p>0.961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">
                <text:p>0.258819</text:p>
              </table:table-cell>
              <table:table-cell office:value-type="float" office:value="0.965926">
                <text:p>0.965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1922">
                <text:p>0.241922</text:p>
              </table:table-cell>
              <table:table-cell office:value-type="float" office:value="0.970296">
                <text:p>0.970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4951">
                <text:p>0.224951</text:p>
              </table:table-cell>
              <table:table-cell office:value-type="float" office:value="0.97437">
                <text:p>0.97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7912">
                <text:p>0.207912</text:p>
              </table:table-cell>
              <table:table-cell office:value-type="float" office:value="0.978148">
                <text:p>0.978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0809">
                <text:p>0.190809</text:p>
              </table:table-cell>
              <table:table-cell office:value-type="float" office:value="0.981627">
                <text:p>0.981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3648">
                <text:p>0.173648</text:p>
              </table:table-cell>
              <table:table-cell office:value-type="float" office:value="0.984808">
                <text:p>0.984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6434">
                <text:p>0.156434</text:p>
              </table:table-cell>
              <table:table-cell office:value-type="float" office:value="0.987688">
                <text:p>0.987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9173">
                <text:p>0.139173</text:p>
              </table:table-cell>
              <table:table-cell office:value-type="float" office:value="0.990268">
                <text:p>0.990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1869">
                <text:p>0.121869</text:p>
              </table:table-cell>
              <table:table-cell office:value-type="float" office:value="0.992546">
                <text:p>0.992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4528">
                <text:p>0.104528</text:p>
              </table:table-cell>
              <table:table-cell office:value-type="float" office:value="0.994522">
                <text:p>0.994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7156">
                <text:p>0.087156</text:p>
              </table:table-cell>
              <table:table-cell office:value-type="float" office:value="0.996195">
                <text:p>0.996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756">
                <text:p>0.069756</text:p>
              </table:table-cell>
              <table:table-cell office:value-type="float" office:value="0.997564">
                <text:p>0.997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2336">
                <text:p>0.052336</text:p>
              </table:table-cell>
              <table:table-cell office:value-type="float" office:value="0.99863">
                <text:p>0.99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899">
                <text:p>0.034899</text:p>
              </table:table-cell>
              <table:table-cell office:value-type="float" office:value="0.999391">
                <text:p>0.999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7452">
                <text:p>0.017452</text:p>
              </table:table-cell>
              <table:table-cell office:value-type="float" office:value="0.999848">
                <text:p>0.999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7452">
                <text:p>-0.017452</text:p>
              </table:table-cell>
              <table:table-cell office:value-type="float" office:value="0.999848">
                <text:p>0.999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34899">
                <text:p>-0.034899</text:p>
              </table:table-cell>
              <table:table-cell office:value-type="float" office:value="0.999391">
                <text:p>0.999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2336">
                <text:p>-0.052336</text:p>
              </table:table-cell>
              <table:table-cell office:value-type="float" office:value="0.99863">
                <text:p>0.99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9756">
                <text:p>-0.069756</text:p>
              </table:table-cell>
              <table:table-cell office:value-type="float" office:value="0.997564">
                <text:p>0.997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7156">
                <text:p>-0.087156</text:p>
              </table:table-cell>
              <table:table-cell office:value-type="float" office:value="0.996195">
                <text:p>0.996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4528">
                <text:p>-0.104528</text:p>
              </table:table-cell>
              <table:table-cell office:value-type="float" office:value="0.994522">
                <text:p>0.994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21869">
                <text:p>-0.121869</text:p>
              </table:table-cell>
              <table:table-cell office:value-type="float" office:value="0.992546">
                <text:p>0.992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39173">
                <text:p>-0.139173</text:p>
              </table:table-cell>
              <table:table-cell office:value-type="float" office:value="0.990268">
                <text:p>0.990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56434">
                <text:p>-0.156434</text:p>
              </table:table-cell>
              <table:table-cell office:value-type="float" office:value="0.987688">
                <text:p>0.987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73648">
                <text:p>-0.173648</text:p>
              </table:table-cell>
              <table:table-cell office:value-type="float" office:value="0.984808">
                <text:p>0.984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90809">
                <text:p>-0.190809</text:p>
              </table:table-cell>
              <table:table-cell office:value-type="float" office:value="0.981627">
                <text:p>0.981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07912">
                <text:p>-0.207912</text:p>
              </table:table-cell>
              <table:table-cell office:value-type="float" office:value="0.978148">
                <text:p>0.97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24951">
                <text:p>-0.224951</text:p>
              </table:table-cell>
              <table:table-cell office:value-type="float" office:value="0.97437">
                <text:p>0.97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41922">
                <text:p>-0.241922</text:p>
              </table:table-cell>
              <table:table-cell office:value-type="float" office:value="0.970296">
                <text:p>0.970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58819">
                <text:p>-0.258819</text:p>
              </table:table-cell>
              <table:table-cell office:value-type="float" office:value="0.965926">
                <text:p>0.9659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75637">
                <text:p>-0.275637</text:p>
              </table:table-cell>
              <table:table-cell office:value-type="float" office:value="0.961262">
                <text:p>0.961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92372">
                <text:p>-0.292372</text:p>
              </table:table-cell>
              <table:table-cell office:value-type="float" office:value="0.956305">
                <text:p>0.956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09017">
                <text:p>-0.309017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25568">
                <text:p>-0.325568</text:p>
              </table:table-cell>
              <table:table-cell office:value-type="float" office:value="0.945519">
                <text:p>0.9455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4202">
                <text:p>-0.34202</text:p>
              </table:table-cell>
              <table:table-cell office:value-type="float" office:value="0.939693">
                <text:p>0.939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58368">
                <text:p>-0.358368</text:p>
              </table:table-cell>
              <table:table-cell office:value-type="float" office:value="0.93358">
                <text:p>0.93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74607">
                <text:p>-0.374607</text:p>
              </table:table-cell>
              <table:table-cell office:value-type="float" office:value="0.927184">
                <text:p>0.927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90731">
                <text:p>-0.390731</text:p>
              </table:table-cell>
              <table:table-cell office:value-type="float" office:value="0.920505">
                <text:p>0.920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06737">
                <text:p>-0.406737</text:p>
              </table:table-cell>
              <table:table-cell office:value-type="float" office:value="0.913545">
                <text:p>0.913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22618">
                <text:p>-0.422618</text:p>
              </table:table-cell>
              <table:table-cell office:value-type="float" office:value="0.906308">
                <text:p>0.9063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38371">
                <text:p>-0.438371</text:p>
              </table:table-cell>
              <table:table-cell office:value-type="float" office:value="0.898794">
                <text:p>0.898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5399">
                <text:p>-0.45399</text:p>
              </table:table-cell>
              <table:table-cell office:value-type="float" office:value="0.891007">
                <text:p>0.891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69472">
                <text:p>-0.469472</text:p>
              </table:table-cell>
              <table:table-cell office:value-type="float" office:value="0.882948">
                <text:p>0.8829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8481">
                <text:p>-0.48481</text:p>
              </table:table-cell>
              <table:table-cell office:value-type="float" office:value="0.87462">
                <text:p>0.87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">
                <text:p>-0.5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15038">
                <text:p>-0.515038</text:p>
              </table:table-cell>
              <table:table-cell office:value-type="float" office:value="0.857167">
                <text:p>0.857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29919">
                <text:p>-0.529919</text:p>
              </table:table-cell>
              <table:table-cell office:value-type="float" office:value="0.848048">
                <text:p>0.848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4639">
                <text:p>-0.544639</text:p>
              </table:table-cell>
              <table:table-cell office:value-type="float" office:value="0.838671">
                <text:p>0.838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59193">
                <text:p>-0.559193</text:p>
              </table:table-cell>
              <table:table-cell office:value-type="float" office:value="0.829038">
                <text:p>0.829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73576">
                <text:p>-0.573576</text:p>
              </table:table-cell>
              <table:table-cell office:value-type="float" office:value="0.819152">
                <text:p>0.819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87785">
                <text:p>-0.587785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01815">
                <text:p>-0.601815</text:p>
              </table:table-cell>
              <table:table-cell office:value-type="float" office:value="0.798636">
                <text:p>0.7986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15661">
                <text:p>-0.615661</text:p>
              </table:table-cell>
              <table:table-cell office:value-type="float" office:value="0.788011">
                <text:p>0.788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2932">
                <text:p>-0.62932</text:p>
              </table:table-cell>
              <table:table-cell office:value-type="float" office:value="0.777146">
                <text:p>0.777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642788">
                <text:p>-0.642788</text:p>
              </table:table-cell>
              <table:table-cell office:value-type="float" office:value="0.766044">
                <text:p>0.766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56059">
                <text:p>-0.656059</text:p>
              </table:table-cell>
              <table:table-cell office:value-type="float" office:value="0.75471">
                <text:p>0.754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69131">
                <text:p>-0.669131</text:p>
              </table:table-cell>
              <table:table-cell office:value-type="float" office:value="0.743145">
                <text:p>0.743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81998">
                <text:p>-0.681998</text:p>
              </table:table-cell>
              <table:table-cell office:value-type="float" office:value="0.731354">
                <text:p>0.7313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94658">
                <text:p>-0.694658</text:p>
              </table:table-cell>
              <table:table-cell office:value-type="float" office:value="0.71934">
                <text:p>0.71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7">
                <text:p>-0.707107</text:p>
              </table:table-cell>
              <table:table-cell office:value-type="float" office:value="0.707107">
                <text:p>0.7071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71934">
                <text:p>-0.71934</text:p>
              </table:table-cell>
              <table:table-cell office:value-type="float" office:value="0.694658">
                <text:p>0.6946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731354">
                <text:p>-0.731354</text:p>
              </table:table-cell>
              <table:table-cell office:value-type="float" office:value="0.681998">
                <text:p>0.681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743145">
                <text:p>-0.743145</text:p>
              </table:table-cell>
              <table:table-cell office:value-type="float" office:value="0.669131">
                <text:p>0.6691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5471">
                <text:p>-0.75471</text:p>
              </table:table-cell>
              <table:table-cell office:value-type="float" office:value="0.656059">
                <text:p>0.656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766044">
                <text:p>-0.766044</text:p>
              </table:table-cell>
              <table:table-cell office:value-type="float" office:value="0.642788">
                <text:p>0.6427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77146">
                <text:p>-0.777146</text:p>
              </table:table-cell>
              <table:table-cell office:value-type="float" office:value="0.62932">
                <text:p>0.62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788011">
                <text:p>-0.788011</text:p>
              </table:table-cell>
              <table:table-cell office:value-type="float" office:value="0.615661">
                <text:p>0.6156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98636">
                <text:p>-0.798636</text:p>
              </table:table-cell>
              <table:table-cell office:value-type="float" office:value="0.601815">
                <text:p>0.601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09017">
                <text:p>-0.809017</text:p>
              </table:table-cell>
              <table:table-cell office:value-type="float" office:value="0.587785">
                <text:p>0.587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19152">
                <text:p>-0.819152</text:p>
              </table:table-cell>
              <table:table-cell office:value-type="float" office:value="0.573576">
                <text:p>0.573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29038">
                <text:p>-0.829038</text:p>
              </table:table-cell>
              <table:table-cell office:value-type="float" office:value="0.559193">
                <text:p>0.5591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838671">
                <text:p>-0.838671</text:p>
              </table:table-cell>
              <table:table-cell office:value-type="float" office:value="0.544639">
                <text:p>0.5446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48048">
                <text:p>-0.848048</text:p>
              </table:table-cell>
              <table:table-cell office:value-type="float" office:value="0.529919">
                <text:p>0.5299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857167">
                <text:p>-0.857167</text:p>
              </table:table-cell>
              <table:table-cell office:value-type="float" office:value="0.515038">
                <text:p>0.515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866025">
                <text:p>-0.8660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87462">
                <text:p>-0.87462</text:p>
              </table:table-cell>
              <table:table-cell office:value-type="float" office:value="0.48481">
                <text:p>0.484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882948">
                <text:p>-0.882948</text:p>
              </table:table-cell>
              <table:table-cell office:value-type="float" office:value="0.469472">
                <text:p>0.469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891007">
                <text:p>-0.891007</text:p>
              </table:table-cell>
              <table:table-cell office:value-type="float" office:value="0.45399">
                <text:p>0.45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898794">
                <text:p>-0.898794</text:p>
              </table:table-cell>
              <table:table-cell office:value-type="float" office:value="0.438371">
                <text:p>0.4383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906308">
                <text:p>-0.906308</text:p>
              </table:table-cell>
              <table:table-cell office:value-type="float" office:value="0.422618">
                <text:p>0.4226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913545">
                <text:p>-0.913545</text:p>
              </table:table-cell>
              <table:table-cell office:value-type="float" office:value="0.406737">
                <text:p>0.4067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920505">
                <text:p>-0.920505</text:p>
              </table:table-cell>
              <table:table-cell office:value-type="float" office:value="0.390731">
                <text:p>0.3907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27184">
                <text:p>-0.927184</text:p>
              </table:table-cell>
              <table:table-cell office:value-type="float" office:value="0.374607">
                <text:p>0.374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3358">
                <text:p>-0.93358</text:p>
              </table:table-cell>
              <table:table-cell office:value-type="float" office:value="0.358368">
                <text:p>0.3583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39693">
                <text:p>-0.939693</text:p>
              </table:table-cell>
              <table:table-cell office:value-type="float" office:value="0.34202">
                <text:p>0.342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45519">
                <text:p>-0.945519</text:p>
              </table:table-cell>
              <table:table-cell office:value-type="float" office:value="0.325568">
                <text:p>0.3255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51057">
                <text:p>-0.951057</text:p>
              </table:table-cell>
              <table:table-cell office:value-type="float" office:value="0.309017">
                <text:p>0.309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956305">
                <text:p>-0.956305</text:p>
              </table:table-cell>
              <table:table-cell office:value-type="float" office:value="0.292372">
                <text:p>0.2923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61262">
                <text:p>-0.961262</text:p>
              </table:table-cell>
              <table:table-cell office:value-type="float" office:value="0.275637">
                <text:p>0.275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65926">
                <text:p>-0.965926</text:p>
              </table:table-cell>
              <table:table-cell office:value-type="float" office:value="0.258819">
                <text:p>0.258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70296">
                <text:p>-0.970296</text:p>
              </table:table-cell>
              <table:table-cell office:value-type="float" office:value="0.241922">
                <text:p>0.241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7437">
                <text:p>-0.97437</text:p>
              </table:table-cell>
              <table:table-cell office:value-type="float" office:value="0.224951">
                <text:p>0.2249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978148">
                <text:p>-0.978148</text:p>
              </table:table-cell>
              <table:table-cell office:value-type="float" office:value="0.207912">
                <text:p>0.207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981627">
                <text:p>-0.981627</text:p>
              </table:table-cell>
              <table:table-cell office:value-type="float" office:value="0.190809">
                <text:p>0.1908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84808">
                <text:p>-0.984808</text:p>
              </table:table-cell>
              <table:table-cell office:value-type="float" office:value="0.173648">
                <text:p>0.173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987688">
                <text:p>-0.987688</text:p>
              </table:table-cell>
              <table:table-cell office:value-type="float" office:value="0.156434">
                <text:p>0.1564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990268">
                <text:p>-0.990268</text:p>
              </table:table-cell>
              <table:table-cell office:value-type="float" office:value="0.139173">
                <text:p>0.139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92546">
                <text:p>-0.992546</text:p>
              </table:table-cell>
              <table:table-cell office:value-type="float" office:value="0.121869">
                <text:p>0.1218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94522">
                <text:p>-0.994522</text:p>
              </table:table-cell>
              <table:table-cell office:value-type="float" office:value="0.104528">
                <text:p>0.1045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96195">
                <text:p>-0.996195</text:p>
              </table:table-cell>
              <table:table-cell office:value-type="float" office:value="0.087156">
                <text:p>0.0871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97564">
                <text:p>-0.997564</text:p>
              </table:table-cell>
              <table:table-cell office:value-type="float" office:value="0.069756">
                <text:p>0.069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9863">
                <text:p>-0.99863</text:p>
              </table:table-cell>
              <table:table-cell office:value-type="float" office:value="0.052336">
                <text:p>0.052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99391">
                <text:p>-0.999391</text:p>
              </table:table-cell>
              <table:table-cell office:value-type="float" office:value="0.034899">
                <text:p>0.034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99848">
                <text:p>-0.999848</text:p>
              </table:table-cell>
              <table:table-cell office:value-type="float" office:value="0.017452">
                <text:p>0.01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99848">
                <text:p>-0.999848</text:p>
              </table:table-cell>
              <table:table-cell office:value-type="float" office:value="-0.017452">
                <text:p>-0.017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99391">
                <text:p>-0.999391</text:p>
              </table:table-cell>
              <table:table-cell office:value-type="float" office:value="-0.034899">
                <text:p>-0.034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9863">
                <text:p>-0.99863</text:p>
              </table:table-cell>
              <table:table-cell office:value-type="float" office:value="-0.052336">
                <text:p>-0.0523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97564">
                <text:p>-0.997564</text:p>
              </table:table-cell>
              <table:table-cell office:value-type="float" office:value="-0.069756">
                <text:p>-0.069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96195">
                <text:p>-0.996195</text:p>
              </table:table-cell>
              <table:table-cell office:value-type="float" office:value="-0.087156">
                <text:p>-0.0871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94522">
                <text:p>-0.994522</text:p>
              </table:table-cell>
              <table:table-cell office:value-type="float" office:value="-0.104528">
                <text:p>-0.1045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92546">
                <text:p>-0.992546</text:p>
              </table:table-cell>
              <table:table-cell office:value-type="float" office:value="-0.121869">
                <text:p>-0.121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90268">
                <text:p>-0.990268</text:p>
              </table:table-cell>
              <table:table-cell office:value-type="float" office:value="-0.139173">
                <text:p>-0.1391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87688">
                <text:p>-0.987688</text:p>
              </table:table-cell>
              <table:table-cell office:value-type="float" office:value="-0.156434">
                <text:p>-0.1564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84808">
                <text:p>-0.984808</text:p>
              </table:table-cell>
              <table:table-cell office:value-type="float" office:value="-0.173648">
                <text:p>-0.1736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81627">
                <text:p>-0.981627</text:p>
              </table:table-cell>
              <table:table-cell office:value-type="float" office:value="-0.190809">
                <text:p>-0.1908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78148">
                <text:p>-0.978148</text:p>
              </table:table-cell>
              <table:table-cell office:value-type="float" office:value="-0.207912">
                <text:p>-0.207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7437">
                <text:p>-0.97437</text:p>
              </table:table-cell>
              <table:table-cell office:value-type="float" office:value="-0.224951">
                <text:p>-0.2249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70296">
                <text:p>-0.970296</text:p>
              </table:table-cell>
              <table:table-cell office:value-type="float" office:value="-0.241922">
                <text:p>-0.241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65926">
                <text:p>-0.965926</text:p>
              </table:table-cell>
              <table:table-cell office:value-type="float" office:value="-0.258819">
                <text:p>-0.25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61262">
                <text:p>-0.961262</text:p>
              </table:table-cell>
              <table:table-cell office:value-type="float" office:value="-0.275637">
                <text:p>-0.275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56305">
                <text:p>-0.956305</text:p>
              </table:table-cell>
              <table:table-cell office:value-type="float" office:value="-0.292372">
                <text:p>-0.2923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51057">
                <text:p>-0.951057</text:p>
              </table:table-cell>
              <table:table-cell office:value-type="float" office:value="-0.309017">
                <text:p>-0.309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945519">
                <text:p>-0.945519</text:p>
              </table:table-cell>
              <table:table-cell office:value-type="float" office:value="-0.325568">
                <text:p>-0.3255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39693">
                <text:p>-0.939693</text:p>
              </table:table-cell>
              <table:table-cell office:value-type="float" office:value="-0.34202">
                <text:p>-0.342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3358">
                <text:p>-0.93358</text:p>
              </table:table-cell>
              <table:table-cell office:value-type="float" office:value="-0.358368">
                <text:p>-0.358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27184">
                <text:p>-0.927184</text:p>
              </table:table-cell>
              <table:table-cell office:value-type="float" office:value="-0.374607">
                <text:p>-0.3746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20505">
                <text:p>-0.920505</text:p>
              </table:table-cell>
              <table:table-cell office:value-type="float" office:value="-0.390731">
                <text:p>-0.3907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13545">
                <text:p>-0.913545</text:p>
              </table:table-cell>
              <table:table-cell office:value-type="float" office:value="-0.406737">
                <text:p>-0.4067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06308">
                <text:p>-0.906308</text:p>
              </table:table-cell>
              <table:table-cell office:value-type="float" office:value="-0.422618">
                <text:p>-0.422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898794">
                <text:p>-0.898794</text:p>
              </table:table-cell>
              <table:table-cell office:value-type="float" office:value="-0.438371">
                <text:p>-0.4383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91007">
                <text:p>-0.891007</text:p>
              </table:table-cell>
              <table:table-cell office:value-type="float" office:value="-0.45399">
                <text:p>-0.453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882948">
                <text:p>-0.882948</text:p>
              </table:table-cell>
              <table:table-cell office:value-type="float" office:value="-0.469472">
                <text:p>-0.4694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87462">
                <text:p>-0.87462</text:p>
              </table:table-cell>
              <table:table-cell office:value-type="float" office:value="-0.48481">
                <text:p>-0.484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6025">
                <text:p>-0.8660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57167">
                <text:p>-0.857167</text:p>
              </table:table-cell>
              <table:table-cell office:value-type="float" office:value="-0.515038">
                <text:p>-0.5150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848048">
                <text:p>-0.848048</text:p>
              </table:table-cell>
              <table:table-cell office:value-type="float" office:value="-0.529919">
                <text:p>-0.5299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838671">
                <text:p>-0.838671</text:p>
              </table:table-cell>
              <table:table-cell office:value-type="float" office:value="-0.544639">
                <text:p>-0.5446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829038">
                <text:p>-0.829038</text:p>
              </table:table-cell>
              <table:table-cell office:value-type="float" office:value="-0.559193">
                <text:p>-0.5591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819152">
                <text:p>-0.819152</text:p>
              </table:table-cell>
              <table:table-cell office:value-type="float" office:value="-0.573576">
                <text:p>-0.5735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587785">
                <text:p>-0.587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798636">
                <text:p>-0.798636</text:p>
              </table:table-cell>
              <table:table-cell office:value-type="float" office:value="-0.601815">
                <text:p>-0.6018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788011">
                <text:p>-0.788011</text:p>
              </table:table-cell>
              <table:table-cell office:value-type="float" office:value="-0.615661">
                <text:p>-0.6156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777146">
                <text:p>-0.777146</text:p>
              </table:table-cell>
              <table:table-cell office:value-type="float" office:value="-0.62932">
                <text:p>-0.629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66044">
                <text:p>-0.766044</text:p>
              </table:table-cell>
              <table:table-cell office:value-type="float" office:value="-0.642788">
                <text:p>-0.642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75471">
                <text:p>-0.75471</text:p>
              </table:table-cell>
              <table:table-cell office:value-type="float" office:value="-0.656059">
                <text:p>-0.656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743145">
                <text:p>-0.743145</text:p>
              </table:table-cell>
              <table:table-cell office:value-type="float" office:value="-0.669131">
                <text:p>-0.669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31354">
                <text:p>-0.731354</text:p>
              </table:table-cell>
              <table:table-cell office:value-type="float" office:value="-0.681998">
                <text:p>-0.681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71934">
                <text:p>-0.71934</text:p>
              </table:table-cell>
              <table:table-cell office:value-type="float" office:value="-0.694658">
                <text:p>-0.6946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707107">
                <text:p>-0.707107</text:p>
              </table:table-cell>
              <table:table-cell office:value-type="float" office:value="-0.707107">
                <text:p>-0.707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94658">
                <text:p>-0.694658</text:p>
              </table:table-cell>
              <table:table-cell office:value-type="float" office:value="-0.71934">
                <text:p>-0.719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681998">
                <text:p>-0.681998</text:p>
              </table:table-cell>
              <table:table-cell office:value-type="float" office:value="-0.731354">
                <text:p>-0.731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669131">
                <text:p>-0.669131</text:p>
              </table:table-cell>
              <table:table-cell office:value-type="float" office:value="-0.743145">
                <text:p>-0.7431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56059">
                <text:p>-0.656059</text:p>
              </table:table-cell>
              <table:table-cell office:value-type="float" office:value="-0.75471">
                <text:p>-0.754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642788">
                <text:p>-0.642788</text:p>
              </table:table-cell>
              <table:table-cell office:value-type="float" office:value="-0.766044">
                <text:p>-0.7660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62932">
                <text:p>-0.62932</text:p>
              </table:table-cell>
              <table:table-cell office:value-type="float" office:value="-0.777146">
                <text:p>-0.7771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615661">
                <text:p>-0.615661</text:p>
              </table:table-cell>
              <table:table-cell office:value-type="float" office:value="-0.788011">
                <text:p>-0.788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01815">
                <text:p>-0.601815</text:p>
              </table:table-cell>
              <table:table-cell office:value-type="float" office:value="-0.798636">
                <text:p>-0.7986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73576">
                <text:p>-0.573576</text:p>
              </table:table-cell>
              <table:table-cell office:value-type="float" office:value="-0.819152">
                <text:p>-0.819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59193">
                <text:p>-0.559193</text:p>
              </table:table-cell>
              <table:table-cell office:value-type="float" office:value="-0.829038">
                <text:p>-0.8290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44639">
                <text:p>-0.544639</text:p>
              </table:table-cell>
              <table:table-cell office:value-type="float" office:value="-0.838671">
                <text:p>-0.8386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29919">
                <text:p>-0.529919</text:p>
              </table:table-cell>
              <table:table-cell office:value-type="float" office:value="-0.848048">
                <text:p>-0.8480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515038">
                <text:p>-0.515038</text:p>
              </table:table-cell>
              <table:table-cell office:value-type="float" office:value="-0.857167">
                <text:p>-0.857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">
                <text:p>-0.5</text:p>
              </table:table-cell>
              <table:table-cell office:value-type="float" office:value="-0.866025">
                <text:p>-0.866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8481">
                <text:p>-0.48481</text:p>
              </table:table-cell>
              <table:table-cell office:value-type="float" office:value="-0.87462">
                <text:p>-0.874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69472">
                <text:p>-0.469472</text:p>
              </table:table-cell>
              <table:table-cell office:value-type="float" office:value="-0.882948">
                <text:p>-0.8829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5399">
                <text:p>-0.45399</text:p>
              </table:table-cell>
              <table:table-cell office:value-type="float" office:value="-0.891007">
                <text:p>-0.891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38371">
                <text:p>-0.438371</text:p>
              </table:table-cell>
              <table:table-cell office:value-type="float" office:value="-0.898794">
                <text:p>-0.8987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22618">
                <text:p>-0.422618</text:p>
              </table:table-cell>
              <table:table-cell office:value-type="float" office:value="-0.906308">
                <text:p>-0.9063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06737">
                <text:p>-0.406737</text:p>
              </table:table-cell>
              <table:table-cell office:value-type="float" office:value="-0.913545">
                <text:p>-0.913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390731">
                <text:p>-0.390731</text:p>
              </table:table-cell>
              <table:table-cell office:value-type="float" office:value="-0.920505">
                <text:p>-0.920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74607">
                <text:p>-0.374607</text:p>
              </table:table-cell>
              <table:table-cell office:value-type="float" office:value="-0.927184">
                <text:p>-0.9271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58368">
                <text:p>-0.358368</text:p>
              </table:table-cell>
              <table:table-cell office:value-type="float" office:value="-0.93358">
                <text:p>-0.933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34202">
                <text:p>-0.34202</text:p>
              </table:table-cell>
              <table:table-cell office:value-type="float" office:value="-0.939693">
                <text:p>-0.9396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325568">
                <text:p>-0.325568</text:p>
              </table:table-cell>
              <table:table-cell office:value-type="float" office:value="-0.945519">
                <text:p>-0.9455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292372">
                <text:p>-0.292372</text:p>
              </table:table-cell>
              <table:table-cell office:value-type="float" office:value="-0.956305">
                <text:p>-0.956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275637">
                <text:p>-0.275637</text:p>
              </table:table-cell>
              <table:table-cell office:value-type="float" office:value="-0.961262">
                <text:p>-0.9612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965926">
                <text:p>-0.9659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241922">
                <text:p>-0.241922</text:p>
              </table:table-cell>
              <table:table-cell office:value-type="float" office:value="-0.970296">
                <text:p>-0.9702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224951">
                <text:p>-0.224951</text:p>
              </table:table-cell>
              <table:table-cell office:value-type="float" office:value="-0.97437">
                <text:p>-0.974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207912">
                <text:p>-0.207912</text:p>
              </table:table-cell>
              <table:table-cell office:value-type="float" office:value="-0.978148">
                <text:p>-0.9781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90809">
                <text:p>-0.190809</text:p>
              </table:table-cell>
              <table:table-cell office:value-type="float" office:value="-0.981627">
                <text:p>-0.9816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73648">
                <text:p>-0.173648</text:p>
              </table:table-cell>
              <table:table-cell office:value-type="float" office:value="-0.984808">
                <text:p>-0.9848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56434">
                <text:p>-0.156434</text:p>
              </table:table-cell>
              <table:table-cell office:value-type="float" office:value="-0.987688">
                <text:p>-0.9876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39173">
                <text:p>-0.139173</text:p>
              </table:table-cell>
              <table:table-cell office:value-type="float" office:value="-0.990268">
                <text:p>-0.990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21869">
                <text:p>-0.121869</text:p>
              </table:table-cell>
              <table:table-cell office:value-type="float" office:value="-0.992546">
                <text:p>-0.9925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04528">
                <text:p>-0.104528</text:p>
              </table:table-cell>
              <table:table-cell office:value-type="float" office:value="-0.994522">
                <text:p>-0.9945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87156">
                <text:p>-0.087156</text:p>
              </table:table-cell>
              <table:table-cell office:value-type="float" office:value="-0.996195">
                <text:p>-0.9961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69756">
                <text:p>-0.069756</text:p>
              </table:table-cell>
              <table:table-cell office:value-type="float" office:value="-0.997564">
                <text:p>-0.9975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52336">
                <text:p>-0.052336</text:p>
              </table:table-cell>
              <table:table-cell office:value-type="float" office:value="-0.99863">
                <text:p>-0.998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34899">
                <text:p>-0.034899</text:p>
              </table:table-cell>
              <table:table-cell office:value-type="float" office:value="-0.999391">
                <text:p>-0.999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17452">
                <text:p>-0.017452</text:p>
              </table:table-cell>
              <table:table-cell office:value-type="float" office:value="-0.999848">
                <text:p>-0.9998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7452">
                <text:p>0.017452</text:p>
              </table:table-cell>
              <table:table-cell office:value-type="float" office:value="-0.999848">
                <text:p>-0.999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4899">
                <text:p>0.034899</text:p>
              </table:table-cell>
              <table:table-cell office:value-type="float" office:value="-0.999391">
                <text:p>-0.9993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2336">
                <text:p>0.052336</text:p>
              </table:table-cell>
              <table:table-cell office:value-type="float" office:value="-0.99863">
                <text:p>-0.998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9756">
                <text:p>0.069756</text:p>
              </table:table-cell>
              <table:table-cell office:value-type="float" office:value="-0.997564">
                <text:p>-0.9975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7156">
                <text:p>0.087156</text:p>
              </table:table-cell>
              <table:table-cell office:value-type="float" office:value="-0.996195">
                <text:p>-0.996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4528">
                <text:p>0.104528</text:p>
              </table:table-cell>
              <table:table-cell office:value-type="float" office:value="-0.994522">
                <text:p>-0.9945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1869">
                <text:p>0.121869</text:p>
              </table:table-cell>
              <table:table-cell office:value-type="float" office:value="-0.992546">
                <text:p>-0.9925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39173">
                <text:p>0.139173</text:p>
              </table:table-cell>
              <table:table-cell office:value-type="float" office:value="-0.990268">
                <text:p>-0.9902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56434">
                <text:p>0.156434</text:p>
              </table:table-cell>
              <table:table-cell office:value-type="float" office:value="-0.987688">
                <text:p>-0.9876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3648">
                <text:p>0.173648</text:p>
              </table:table-cell>
              <table:table-cell office:value-type="float" office:value="-0.984808">
                <text:p>-0.9848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0809">
                <text:p>0.190809</text:p>
              </table:table-cell>
              <table:table-cell office:value-type="float" office:value="-0.981627">
                <text:p>-0.9816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7912">
                <text:p>0.207912</text:p>
              </table:table-cell>
              <table:table-cell office:value-type="float" office:value="-0.978148">
                <text:p>-0.9781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4951">
                <text:p>0.224951</text:p>
              </table:table-cell>
              <table:table-cell office:value-type="float" office:value="-0.97437">
                <text:p>-0.974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41922">
                <text:p>0.241922</text:p>
              </table:table-cell>
              <table:table-cell office:value-type="float" office:value="-0.970296">
                <text:p>-0.970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8819">
                <text:p>0.258819</text:p>
              </table:table-cell>
              <table:table-cell office:value-type="float" office:value="-0.965926">
                <text:p>-0.965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5637">
                <text:p>0.275637</text:p>
              </table:table-cell>
              <table:table-cell office:value-type="float" office:value="-0.961262">
                <text:p>-0.9612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92372">
                <text:p>0.292372</text:p>
              </table:table-cell>
              <table:table-cell office:value-type="float" office:value="-0.956305">
                <text:p>-0.956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09017">
                <text:p>0.309017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5568">
                <text:p>0.325568</text:p>
              </table:table-cell>
              <table:table-cell office:value-type="float" office:value="-0.945519">
                <text:p>-0.9455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202">
                <text:p>0.34202</text:p>
              </table:table-cell>
              <table:table-cell office:value-type="float" office:value="-0.939693">
                <text:p>-0.9396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8368">
                <text:p>0.358368</text:p>
              </table:table-cell>
              <table:table-cell office:value-type="float" office:value="-0.93358">
                <text:p>-0.93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4607">
                <text:p>0.374607</text:p>
              </table:table-cell>
              <table:table-cell office:value-type="float" office:value="-0.927184">
                <text:p>-0.927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0731">
                <text:p>0.390731</text:p>
              </table:table-cell>
              <table:table-cell office:value-type="float" office:value="-0.920505">
                <text:p>-0.9205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06737">
                <text:p>0.406737</text:p>
              </table:table-cell>
              <table:table-cell office:value-type="float" office:value="-0.913545">
                <text:p>-0.9135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2618">
                <text:p>0.422618</text:p>
              </table:table-cell>
              <table:table-cell office:value-type="float" office:value="-0.906308">
                <text:p>-0.9063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38371">
                <text:p>0.438371</text:p>
              </table:table-cell>
              <table:table-cell office:value-type="float" office:value="-0.898794">
                <text:p>-0.8987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5399">
                <text:p>0.45399</text:p>
              </table:table-cell>
              <table:table-cell office:value-type="float" office:value="-0.891007">
                <text:p>-0.891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9472">
                <text:p>0.469472</text:p>
              </table:table-cell>
              <table:table-cell office:value-type="float" office:value="-0.882948">
                <text:p>-0.8829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8481">
                <text:p>0.48481</text:p>
              </table:table-cell>
              <table:table-cell office:value-type="float" office:value="-0.87462">
                <text:p>-0.87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">
                <text:p>0.5</text:p>
              </table:table-cell>
              <table:table-cell office:value-type="float" office:value="-0.866025">
                <text:p>-0.8660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5038">
                <text:p>0.515038</text:p>
              </table:table-cell>
              <table:table-cell office:value-type="float" office:value="-0.857167">
                <text:p>-0.857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29919">
                <text:p>0.529919</text:p>
              </table:table-cell>
              <table:table-cell office:value-type="float" office:value="-0.848048">
                <text:p>-0.8480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44639">
                <text:p>0.544639</text:p>
              </table:table-cell>
              <table:table-cell office:value-type="float" office:value="-0.838671">
                <text:p>-0.8386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59193">
                <text:p>0.559193</text:p>
              </table:table-cell>
              <table:table-cell office:value-type="float" office:value="-0.829038">
                <text:p>-0.8290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73576">
                <text:p>0.573576</text:p>
              </table:table-cell>
              <table:table-cell office:value-type="float" office:value="-0.819152">
                <text:p>-0.819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7785">
                <text:p>0.587785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01815">
                <text:p>0.601815</text:p>
              </table:table-cell>
              <table:table-cell office:value-type="float" office:value="-0.798636">
                <text:p>-0.7986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5661">
                <text:p>0.615661</text:p>
              </table:table-cell>
              <table:table-cell office:value-type="float" office:value="-0.788011">
                <text:p>-0.7880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2932">
                <text:p>0.62932</text:p>
              </table:table-cell>
              <table:table-cell office:value-type="float" office:value="-0.777146">
                <text:p>-0.7771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42788">
                <text:p>0.642788</text:p>
              </table:table-cell>
              <table:table-cell office:value-type="float" office:value="-0.766044">
                <text:p>-0.7660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56059">
                <text:p>0.656059</text:p>
              </table:table-cell>
              <table:table-cell office:value-type="float" office:value="-0.75471">
                <text:p>-0.754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9131">
                <text:p>0.669131</text:p>
              </table:table-cell>
              <table:table-cell office:value-type="float" office:value="-0.743145">
                <text:p>-0.7431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81998">
                <text:p>0.681998</text:p>
              </table:table-cell>
              <table:table-cell office:value-type="float" office:value="-0.731354">
                <text:p>-0.7313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94658">
                <text:p>0.694658</text:p>
              </table:table-cell>
              <table:table-cell office:value-type="float" office:value="-0.71934">
                <text:p>-0.719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07107">
                <text:p>0.707107</text:p>
              </table:table-cell>
              <table:table-cell office:value-type="float" office:value="-0.707107">
                <text:p>-0.707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934">
                <text:p>0.71934</text:p>
              </table:table-cell>
              <table:table-cell office:value-type="float" office:value="-0.694658">
                <text:p>-0.6946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31354">
                <text:p>0.731354</text:p>
              </table:table-cell>
              <table:table-cell office:value-type="float" office:value="-0.681998">
                <text:p>-0.6819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43145">
                <text:p>0.743145</text:p>
              </table:table-cell>
              <table:table-cell office:value-type="float" office:value="-0.669131">
                <text:p>-0.6691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471">
                <text:p>0.75471</text:p>
              </table:table-cell>
              <table:table-cell office:value-type="float" office:value="-0.656059">
                <text:p>-0.6560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66044">
                <text:p>0.766044</text:p>
              </table:table-cell>
              <table:table-cell office:value-type="float" office:value="-0.642788">
                <text:p>-0.642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7146">
                <text:p>0.777146</text:p>
              </table:table-cell>
              <table:table-cell office:value-type="float" office:value="-0.62932">
                <text:p>-0.629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8011">
                <text:p>0.788011</text:p>
              </table:table-cell>
              <table:table-cell office:value-type="float" office:value="-0.615661">
                <text:p>-0.6156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98636">
                <text:p>0.798636</text:p>
              </table:table-cell>
              <table:table-cell office:value-type="float" office:value="-0.601815">
                <text:p>-0.601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09017">
                <text:p>0.809017</text:p>
              </table:table-cell>
              <table:table-cell office:value-type="float" office:value="-0.587785">
                <text:p>-0.5877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9152">
                <text:p>0.819152</text:p>
              </table:table-cell>
              <table:table-cell office:value-type="float" office:value="-0.573576">
                <text:p>-0.573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29038">
                <text:p>0.829038</text:p>
              </table:table-cell>
              <table:table-cell office:value-type="float" office:value="-0.559193">
                <text:p>-0.559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38671">
                <text:p>0.838671</text:p>
              </table:table-cell>
              <table:table-cell office:value-type="float" office:value="-0.544639">
                <text:p>-0.5446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48048">
                <text:p>0.848048</text:p>
              </table:table-cell>
              <table:table-cell office:value-type="float" office:value="-0.529919">
                <text:p>-0.5299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57167">
                <text:p>0.857167</text:p>
              </table:table-cell>
              <table:table-cell office:value-type="float" office:value="-0.515038">
                <text:p>-0.5150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66025">
                <text:p>0.8660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7462">
                <text:p>0.87462</text:p>
              </table:table-cell>
              <table:table-cell office:value-type="float" office:value="-0.48481">
                <text:p>-0.48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2948">
                <text:p>0.882948</text:p>
              </table:table-cell>
              <table:table-cell office:value-type="float" office:value="-0.469472">
                <text:p>-0.4694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91007">
                <text:p>0.891007</text:p>
              </table:table-cell>
              <table:table-cell office:value-type="float" office:value="-0.45399">
                <text:p>-0.45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98794">
                <text:p>0.898794</text:p>
              </table:table-cell>
              <table:table-cell office:value-type="float" office:value="-0.438371">
                <text:p>-0.4383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06308">
                <text:p>0.906308</text:p>
              </table:table-cell>
              <table:table-cell office:value-type="float" office:value="-0.422618">
                <text:p>-0.4226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13545">
                <text:p>0.913545</text:p>
              </table:table-cell>
              <table:table-cell office:value-type="float" office:value="-0.406737">
                <text:p>-0.4067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20505">
                <text:p>0.920505</text:p>
              </table:table-cell>
              <table:table-cell office:value-type="float" office:value="-0.390731">
                <text:p>-0.3907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27184">
                <text:p>0.927184</text:p>
              </table:table-cell>
              <table:table-cell office:value-type="float" office:value="-0.374607">
                <text:p>-0.3746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3358">
                <text:p>0.93358</text:p>
              </table:table-cell>
              <table:table-cell office:value-type="float" office:value="-0.358368">
                <text:p>-0.3583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39693">
                <text:p>0.939693</text:p>
              </table:table-cell>
              <table:table-cell office:value-type="float" office:value="-0.34202">
                <text:p>-0.342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45519">
                <text:p>0.945519</text:p>
              </table:table-cell>
              <table:table-cell office:value-type="float" office:value="-0.325568">
                <text:p>-0.3255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51057">
                <text:p>0.951057</text:p>
              </table:table-cell>
              <table:table-cell office:value-type="float" office:value="-0.309017">
                <text:p>-0.3090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6305">
                <text:p>0.956305</text:p>
              </table:table-cell>
              <table:table-cell office:value-type="float" office:value="-0.292372">
                <text:p>-0.2923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1262">
                <text:p>0.961262</text:p>
              </table:table-cell>
              <table:table-cell office:value-type="float" office:value="-0.275637">
                <text:p>-0.2756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65926">
                <text:p>0.965926</text:p>
              </table:table-cell>
              <table:table-cell office:value-type="float" office:value="-0.258819">
                <text:p>-0.2588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0296">
                <text:p>0.970296</text:p>
              </table:table-cell>
              <table:table-cell office:value-type="float" office:value="-0.241922">
                <text:p>-0.2419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437">
                <text:p>0.97437</text:p>
              </table:table-cell>
              <table:table-cell office:value-type="float" office:value="-0.224951">
                <text:p>-0.2249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8148">
                <text:p>0.978148</text:p>
              </table:table-cell>
              <table:table-cell office:value-type="float" office:value="-0.207912">
                <text:p>-0.2079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81627">
                <text:p>0.981627</text:p>
              </table:table-cell>
              <table:table-cell office:value-type="float" office:value="-0.190809">
                <text:p>-0.1908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84808">
                <text:p>0.984808</text:p>
              </table:table-cell>
              <table:table-cell office:value-type="float" office:value="-0.173648">
                <text:p>-0.1736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7688">
                <text:p>0.987688</text:p>
              </table:table-cell>
              <table:table-cell office:value-type="float" office:value="-0.156434">
                <text:p>-0.1564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0268">
                <text:p>0.990268</text:p>
              </table:table-cell>
              <table:table-cell office:value-type="float" office:value="-0.139173">
                <text:p>-0.139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2546">
                <text:p>0.992546</text:p>
              </table:table-cell>
              <table:table-cell office:value-type="float" office:value="-0.121869">
                <text:p>-0.1218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4522">
                <text:p>0.994522</text:p>
              </table:table-cell>
              <table:table-cell office:value-type="float" office:value="-0.104528">
                <text:p>-0.104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6195">
                <text:p>0.996195</text:p>
              </table:table-cell>
              <table:table-cell office:value-type="float" office:value="-0.087156">
                <text:p>-0.0871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7564">
                <text:p>0.997564</text:p>
              </table:table-cell>
              <table:table-cell office:value-type="float" office:value="-0.069756">
                <text:p>-0.0697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863">
                <text:p>0.99863</text:p>
              </table:table-cell>
              <table:table-cell office:value-type="float" office:value="-0.052336">
                <text:p>-0.0523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9391">
                <text:p>0.999391</text:p>
              </table:table-cell>
              <table:table-cell office:value-type="float" office:value="-0.034899">
                <text:p>-0.0348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9848">
                <text:p>0.999848</text:p>
              </table:table-cell>
              <table:table-cell office:value-type="float" office:value="-0.017452">
                <text:p>-0.017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